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ontentsCreatorForDjVu.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1pt"/>
    </style:style>
    <style:style style:name="co3" style:family="table-column">
      <style:table-column-properties fo:break-before="auto" style:column-width="258.04pt"/>
    </style:style>
    <style:style style:name="co4" style:family="table-column">
      <style:table-column-properties fo:break-before="auto" style:column-width="66.39pt"/>
    </style:style>
    <style:style style:name="co5" style:family="table-column">
      <style:table-column-properties fo:break-before="auto" style:column-width="204.21pt"/>
    </style:style>
    <style:style style:name="co6" style:family="table-column">
      <style:table-column-properties fo:break-before="auto" style:column-width="88.64pt"/>
    </style:style>
    <style:style style:name="co7" style:family="table-column">
      <style:table-column-properties fo:break-before="auto" style:column-width="100.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fo:font-weight="bold" style:font-weight-asian="bold" style:font-weight-complex="bold"/>
    </style:style>
    <style:style style:name="ce4" style:family="table-cell" style:parent-style-name="Default">
      <style:text-properties style:text-underline-style="solid" style:text-underline-width="auto" style:text-underline-color="font-color"/>
    </style:style>
    <style:style style:name="ce5" style:family="table-cell" style:parent-style-name="Default">
      <style:text-properties fo:font-style="normal" style:text-underline-style="solid" style:text-underline-width="auto" style:text-underline-color="font-color" style:font-style-asian="normal" style:font-style-complex="normal"/>
    </style:style>
    <style:style style:name="ce6" style:family="table-cell" style:parent-style-name="Default">
      <style:text-properties fo:color="#c9211e" fo:font-weight="bold" style:font-weight-asian="bold" style:font-weight-complex="bold"/>
    </style:style>
    <style:style style:name="ce7" style:family="table-cell" style:parent-style-name="Default">
      <style:table-cell-properties fo:background-color="#ffff00"/>
    </style:style>
    <style:style style:name="ce3" style:family="table-cell" style:parent-style-name="Default" style:data-style-name="N100"/>
    <style:style style:name="gr1" style:family="graphic">
      <style:graphic-properties draw:fill="solid" draw:fill-color="#069a2e" draw:textarea-horizontal-align="justify" draw:textarea-vertical-align="middle" draw:auto-grow-height="false" fo:min-height="48.98pt" fo:min-width="128.15pt"/>
    </style:style>
    <style:style style:name="P1" style:family="paragraph">
      <style:paragraph-properties fo:text-align="center"/>
      <style:text-properties fo:font-size="16pt" fo:font-weight="bold" style:font-size-asian="16pt" style:font-weight-asian="bold" style:font-size-complex="16pt" style:font-weight-complex="bold"/>
    </style:style>
    <style:style style:name="P2" style:family="paragraph">
      <loext:graphic-properties draw:fill="solid" draw:fill-color="#069a2e"/>
      <style:paragraph-properties fo:text-align="center"/>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office:automatic-styles>
  <office:body>
    <office:spreadsheet>
      <table:calculation-settings table:automatic-find-labels="false" table:use-regular-expressions="false" table:use-wildcards="true"/>
      <table:table table:name="intro" table:style-name="ta1">
        <table:shapes>
          <draw:custom-shape draw:z-index="0" draw:style-name="gr1" draw:text-style-name="P2" svg:width="133.43pt" svg:height="54.26pt" svg:x="253.59pt" svg:y="9.78pt">
            <office:event-listeners>
              <script:event-listener script:language="ooo:script" script:event-name="dom:click" xlink:href="vnd.sun.star.script:Standard.contentsCreatorForDjVu.Main?language=Basic&amp;location=document" xlink:type="simple"/>
            </office:event-listeners>
            <text:p text:style-name="P1"><text:span text:style-name="T1">Compose T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3" table:default-cell-style-name="Default"/>
        <table:table-row table:style-name="ro1">
          <table:table-cell table:style-name="ce2" office:value-type="string" calcext:value-type="string">
            <text:p>Requirements:</text:p>
          </table:table-cell>
          <table:table-cell table:number-columns-repeated="2"/>
        </table:table-row>
        <table:table-row table:style-name="ro1">
          <table:table-cell table:style-name="ce2" office:value-type="string" calcext:value-type="string">
            <text:p>!_Macroses have to be allowed for the file_!</text:p>
          </table:table-cell>
          <table:table-cell table:number-columns-repeated="2"/>
        </table:table-row>
        <table:table-row table:style-name="ro1">
          <table:table-cell table:style-name="ce4" office:value-type="string" calcext:value-type="string">
            <text:p>The file has to have 2 sheets:</text:p>
          </table:table-cell>
          <table:table-cell table:number-columns-repeated="2"/>
        </table:table-row>
        <table:table-row table:style-name="ro1">
          <table:table-cell office:value-type="float" office:value="1" calcext:value-type="float">
            <text:p>1</text:p>
          </table:table-cell>
          <table:table-cell office:value-type="string" calcext:value-type="string">
            <text:p>src</text:p>
          </table:table-cell>
          <table:table-cell/>
        </table:table-row>
        <table:table-row table:style-name="ro1">
          <table:table-cell office:value-type="float" office:value="2" calcext:value-type="float">
            <text:p>2</text:p>
          </table:table-cell>
          <table:table-cell office:value-type="string" calcext:value-type="string">
            <text:p>config</text:p>
          </table:table-cell>
          <table:table-cell/>
        </table:table-row>
        <table:table-row table:style-name="ro1">
          <table:table-cell table:number-columns-repeated="3"/>
        </table:table-row>
        <table:table-row table:style-name="ro1">
          <table:table-cell table:style-name="ce4" office:value-type="string" calcext:value-type="string">
            <text:p>The src sheet has to have 3 column names:</text:p>
          </table:table-cell>
          <table:table-cell table:number-columns-repeated="2"/>
        </table:table-row>
        <table:table-row table:style-name="ro1">
          <table:table-cell office:value-type="float" office:value="1" calcext:value-type="float">
            <text:p>1</text:p>
          </table:table-cell>
          <table:table-cell office:value-type="string" calcext:value-type="string">
            <text:p>firstLevel</text:p>
          </table:table-cell>
          <table:table-cell office:value-type="string" calcext:value-type="string">
            <text:p>is for first level of contents numbers</text:p>
          </table:table-cell>
        </table:table-row>
        <table:table-row table:style-name="ro1">
          <table:table-cell office:value-type="float" office:value="2" calcext:value-type="float">
            <text:p>2</text:p>
          </table:table-cell>
          <table:table-cell office:value-type="string" calcext:value-type="string">
            <text:p>chapterName</text:p>
          </table:table-cell>
          <table:table-cell office:value-type="string" calcext:value-type="string">
            <text:p>is for contents names</text:p>
          </table:table-cell>
        </table:table-row>
        <table:table-row table:style-name="ro1">
          <table:table-cell office:value-type="float" office:value="3" calcext:value-type="float">
            <text:p>3</text:p>
          </table:table-cell>
          <table:table-cell office:value-type="string" calcext:value-type="string">
            <text:p>pageNumber</text:p>
          </table:table-cell>
          <table:table-cell office:value-type="string" calcext:value-type="string">
            <text:p>is for page number in file</text:p>
          </table:table-cell>
        </table:table-row>
        <table:table-row table:style-name="ro1">
          <table:table-cell office:value-type="string" calcext:value-type="string">
            <text:p>Use the firstLevel column and columns after this one to chapterName to make a TOC structure with nested elements. Don't put anything other there, the macros will use it as a chapter number.</text:p>
          </table:table-cell>
          <table:table-cell table:number-columns-repeated="2"/>
        </table:table-row>
        <table:table-row table:style-name="ro1">
          <table:table-cell office:value-type="string" calcext:value-type="string">
            <text:p>Don't leave empty lines in the chapterName column. The macros interprets them as the end of the column names and stops work on the first one.</text:p>
          </table:table-cell>
          <table:table-cell table:number-columns-repeated="2"/>
        </table:table-row>
        <table:table-row table:style-name="ro1">
          <table:table-cell table:number-columns-repeated="3"/>
        </table:table-row>
        <table:table-row table:style-name="ro1">
          <table:table-cell table:style-name="ce5" office:value-type="string" calcext:value-type="string">
            <text:p>How to use it</text:p>
          </table:table-cell>
          <table:table-cell table:number-columns-repeated="2"/>
        </table:table-row>
        <table:table-row table:style-name="ro1">
          <table:table-cell office:value-type="float" office:value="1" calcext:value-type="float">
            <text:p>1</text:p>
          </table:table-cell>
          <table:table-cell office:value-type="string" calcext:value-type="string">
            <text:p>open this file</text:p>
          </table:table-cell>
          <table:table-cell/>
        </table:table-row>
        <table:table-row table:style-name="ro1">
          <table:table-cell office:value-type="float" office:value="2" calcext:value-type="float">
            <text:p>2</text:p>
          </table:table-cell>
          <table:table-cell office:value-type="string" calcext:value-type="string">
            <text:p>enter data on the src sheet</text:p>
          </table:table-cell>
          <table:table-cell/>
        </table:table-row>
        <table:table-row table:style-name="ro1">
          <table:table-cell office:value-type="float" office:value="3" calcext:value-type="float">
            <text:p>3</text:p>
          </table:table-cell>
          <table:table-cell office:value-type="string" calcext:value-type="string">
            <text:p>set config on the config sheet</text:p>
          </table:table-cell>
          <table:table-cell/>
        </table:table-row>
        <table:table-row table:style-name="ro1">
          <table:table-cell office:value-type="float" office:value="4" calcext:value-type="float">
            <text:p>4</text:p>
          </table:table-cell>
          <table:table-cell office:value-type="string" calcext:value-type="string">
            <text:p>return to the intro sheet</text:p>
          </table:table-cell>
          <table:table-cell/>
        </table:table-row>
        <table:table-row table:style-name="ro1">
          <table:table-cell office:value-type="float" office:value="5" calcext:value-type="float">
            <text:p>5</text:p>
          </table:table-cell>
          <table:table-cell office:value-type="string" calcext:value-type="string">
            <text:p>press Compose TOC. Note! TOC composing can take time depends on number of elements on the src sheet.</text:p>
          </table:table-cell>
          <table:table-cell/>
        </table:table-row>
        <table:table-row table:style-name="ro1">
          <table:table-cell office:value-type="float" office:value="6" calcext:value-type="float">
            <text:p>6</text:p>
          </table:table-cell>
          <table:table-cell office:value-type="string" calcext:value-type="string">
            <text:p>go to the output sheet</text:p>
          </table:table-cell>
          <table:table-cell/>
        </table:table-row>
        <table:table-row table:style-name="ro1">
          <table:table-cell office:value-type="float" office:value="7" calcext:value-type="float">
            <text:p>7</text:p>
          </table:table-cell>
          <table:table-cell office:value-type="string" calcext:value-type="string">
            <text:p>select all (Ctrl+A), copy(Ctrl+C) and paste (Ctrl+V) to a new .txt file.</text:p>
          </table:table-cell>
          <table:table-cell/>
        </table:table-row>
        <table:table-row table:style-name="ro1">
          <table:table-cell office:value-type="float" office:value="8" calcext:value-type="float">
            <text:p>8</text:p>
          </table:table-cell>
          <table:table-cell office:value-type="string" calcext:value-type="string">
            <text:p>then you can use a file from the previous step for adding TOC to a djvu file according to https://windjview.sourceforge.io/contents-in-djvu</text:p>
          </table:table-cell>
          <table:table-cell/>
        </table:table-row>
        <table:table-row table:style-name="ro1">
          <table:table-cell table:number-columns-repeated="3"/>
        </table:table-row>
        <table:table-row table:style-name="ro1">
          <table:table-cell table:style-name="ce6" office:value-type="string" calcext:value-type="string">
            <text:p>!_REMEMBER_! «output» and «log» pages are deleted every time when you start the macros!</text:p>
          </table:table-cell>
          <table:table-cell table:number-columns-repeated="2"/>
        </table:table-row>
        <table:table-row table:style-name="ro1">
          <table:table-cell office:value-type="string" calcext:value-type="string">
            <text:p>Also, you can use current src contens as an example.</text:p>
          </table:table-cell>
          <table:table-cell table:number-columns-repeated="2"/>
        </table:table-row>
        <table:table-row table:style-name="ro1">
          <table:table-cell table:number-columns-repeated="3"/>
        </table:table-row>
        <table:table-row table:style-name="ro1">
          <table:table-cell table:style-name="ce2" office:value-type="string" calcext:value-type="string">
            <text:p>How it works</text:p>
          </table:table-cell>
          <table:table-cell table:number-columns-repeated="2"/>
        </table:table-row>
        <table:table-row table:style-name="ro1">
          <table:table-cell office:value-type="string" calcext:value-type="string">
            <text:p>Under construction, but you can read macros.</text:p>
          </table:table-cell>
          <table:table-cell table:number-columns-repeated="2"/>
        </table:table-row>
        <table:table-row table:style-name="ro1">
          <table:table-cell table:number-columns-repeated="3"/>
        </table:table-row>
        <table:table-row table:style-name="ro1">
          <table:table-cell table:style-name="ce2" office:value-type="string" calcext:value-type="string">
            <text:p>Feedback</text:p>
          </table:table-cell>
          <table:table-cell table:number-columns-repeated="2"/>
        </table:table-row>
        <table:table-row table:style-name="ro1">
          <table:table-cell office:value-type="string" calcext:value-type="string">
            <text:p>If you have any proposals or find bugs, please write to me https://github.com/Kovbas</text:p>
          </table:table-cell>
          <table:table-cell table:number-columns-repeated="2"/>
        </table:table-row>
      </table:table>
      <table:table table:name="src" table:style-name="ta1">
        <office:forms form:automatic-focus="false" form:apply-design-mode="false"/>
        <table:table-column table:style-name="co2" table:number-columns-repeated="5"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row table:style-name="ro1">
          <table:table-cell/>
          <table:table-cell office:value-type="string" calcext:value-type="string">
            <text:p>firstLevel</text:p>
          </table:table-cell>
          <table:table-cell table:number-columns-repeated="3"/>
          <table:table-cell office:value-type="string" calcext:value-type="string">
            <text:p>chapterName</text:p>
          </table:table-cell>
          <table:table-cell office:value-type="string" calcext:value-type="string">
            <text:p>Page in book</text:p>
          </table:table-cell>
          <table:table-cell office:value-type="string" calcext:value-type="string">
            <text:p>pageNumber</text:p>
          </table:table-cell>
          <table:table-cell/>
        </table:table-row>
        <table:table-row table:style-name="ro1">
          <table:table-cell table:number-columns-repeated="5"/>
          <table:table-cell office:value-type="string" calcext:value-type="string">
            <text:p>The C++ Programming Language (Second Edition)</text:p>
          </table:table-cell>
          <table:table-cell/>
          <table:table-cell office:value-type="float" office:value="1" calcext:value-type="float">
            <text:p>1</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Contents</text:p>
          </table:table-cell>
          <table:table-cell/>
          <table:table-cell office:value-type="float" office:value="9" calcext:value-type="float">
            <text:p>9</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Preface</text:p>
          </table:table-cell>
          <table:table-cell/>
          <table:table-cell office:value-type="float" office:value="5" calcext:value-type="float">
            <text:p>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knowledgments</text:p>
          </table:table-cell>
          <table:table-cell/>
          <table:table-cell office:value-type="float" office:value="6" calcext:value-type="float">
            <text:p>6</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Preface to the first Edition</text:p>
          </table:table-cell>
          <table:table-cell/>
          <table:table-cell office:value-type="float" office:value="7" calcext:value-type="float">
            <text:p>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cknowledgments</text:p>
          </table:table-cell>
          <table:table-cell/>
          <table:table-cell office:value-type="float" office:value="8" calcext:value-type="float">
            <text:p>8</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Contents</text:p>
          </table:table-cell>
          <table:table-cell/>
          <table:table-cell office:value-type="float" office:value="9" calcext:value-type="float">
            <text:p>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otes to the Reader</text:p>
          </table:table-cell>
          <table:table-cell office:value-type="float" office:value="1" calcext:value-type="float">
            <text:p>1</text:p>
          </table:table-cell>
          <table:table-cell table:formula="of:=[.G9]+[.$I$9]" office:value-type="float" office:value="15" calcext:value-type="float">
            <text:p>15</text:p>
          </table:table-cell>
          <table:table-cell office:value-type="float" office:value="14" calcext:value-type="float">
            <text:p>14</text:p>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he Structure of This Book</text:p>
          </table:table-cell>
          <table:table-cell office:value-type="float" office:value="1" calcext:value-type="float">
            <text:p>1</text:p>
          </table:table-cell>
          <table:table-cell table:formula="of:=[.G10]+[.$I$9]" office:value-type="float" office:value="15" calcext:value-type="float">
            <text:p>1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mplementation Notes</text:p>
          </table:table-cell>
          <table:table-cell office:value-type="float" office:value="2" calcext:value-type="float">
            <text:p>2</text:p>
          </table:table-cell>
          <table:table-cell table:formula="of:=[.G11]+[.$I$9]" office:value-type="float" office:value="16" calcext:value-type="float">
            <text:p>1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xercises</text:p>
          </table:table-cell>
          <table:table-cell office:value-type="float" office:value="3" calcext:value-type="float">
            <text:p>3</text:p>
          </table:table-cell>
          <table:table-cell table:formula="of:=[.G12]+[.$I$9]" office:value-type="float" office:value="17" calcext:value-type="float">
            <text:p>1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sign Notes</text:p>
          </table:table-cell>
          <table:table-cell office:value-type="float" office:value="3" calcext:value-type="float">
            <text:p>3</text:p>
          </table:table-cell>
          <table:table-cell table:formula="of:=[.G13]+[.$I$9]" office:value-type="float" office:value="17" calcext:value-type="float">
            <text:p>1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Historical Note</text:p>
          </table:table-cell>
          <table:table-cell office:value-type="float" office:value="4" calcext:value-type="float">
            <text:p>4</text:p>
          </table:table-cell>
          <table:table-cell table:formula="of:=[.G14]+[.$I$9]" office:value-type="float" office:value="18" calcext:value-type="float">
            <text:p>18</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C and C++</text:p>
          </table:table-cell>
          <table:table-cell office:value-type="float" office:value="6" calcext:value-type="float">
            <text:p>6</text:p>
          </table:table-cell>
          <table:table-cell table:formula="of:=[.G15]+[.$I$9]" office:value-type="float" office:value="20" calcext:value-type="float">
            <text:p>2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fficiency and Structure</text:p>
          </table:table-cell>
          <table:table-cell office:value-type="float" office:value="6" calcext:value-type="float">
            <text:p>6</text:p>
          </table:table-cell>
          <table:table-cell table:formula="of:=[.G16]+[.$I$9]" office:value-type="float" office:value="20" calcext:value-type="float">
            <text:p>2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Philosophical Note</text:p>
          </table:table-cell>
          <table:table-cell office:value-type="float" office:value="8" calcext:value-type="float">
            <text:p>8</text:p>
          </table:table-cell>
          <table:table-cell table:formula="of:=[.G17]+[.$I$9]" office:value-type="float" office:value="22" calcext:value-type="float">
            <text:p>2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hinking about Programming in C++</text:p>
          </table:table-cell>
          <table:table-cell office:value-type="float" office:value="8" calcext:value-type="float">
            <text:p>8</text:p>
          </table:table-cell>
          <table:table-cell table:formula="of:=[.G18]+[.$I$9]" office:value-type="float" office:value="22" calcext:value-type="float">
            <text:p>2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ules of Thumb</text:p>
          </table:table-cell>
          <table:table-cell office:value-type="float" office:value="10" calcext:value-type="float">
            <text:p>10</text:p>
          </table:table-cell>
          <table:table-cell table:formula="of:=[.G19]+[.$I$9]" office:value-type="float" office:value="24" calcext:value-type="float">
            <text:p>2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ote to C Programmers</text:p>
          </table:table-cell>
          <table:table-cell office:value-type="float" office:value="10" calcext:value-type="float">
            <text:p>10</text:p>
          </table:table-cell>
          <table:table-cell table:formula="of:=[.G20]+[.$I$9]" office:value-type="float" office:value="24" calcext:value-type="float">
            <text:p>2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eferences</text:p>
          </table:table-cell>
          <table:table-cell office:value-type="float" office:value="11" calcext:value-type="float">
            <text:p>11</text:p>
          </table:table-cell>
          <table:table-cell table:formula="of:=[.G21]+[.$I$9]" office:value-type="float" office:value="25" calcext:value-type="float">
            <text:p>25</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A Tour of C++</text:p>
          </table:table-cell>
          <table:table-cell office:value-type="float" office:value="13" calcext:value-type="float">
            <text:p>13</text:p>
          </table:table-cell>
          <table:table-cell table:formula="of:=[.G22]+[.$I$9]" office:value-type="float" office:value="27" calcext:value-type="float">
            <text:p>2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13" calcext:value-type="float">
            <text:p>13</text:p>
          </table:table-cell>
          <table:table-cell table:formula="of:=[.G23]+[.$I$9]" office:value-type="float" office:value="27" calcext:value-type="float">
            <text:p>27</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Programming Paradigms</text:p>
          </table:table-cell>
          <table:table-cell office:value-type="float" office:value="14" calcext:value-type="float">
            <text:p>14</text:p>
          </table:table-cell>
          <table:table-cell table:formula="of:=[.G24]+[.$I$9]" office:value-type="float" office:value="28" calcext:value-type="float">
            <text:p>2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cedural Programming</text:p>
          </table:table-cell>
          <table:table-cell office:value-type="float" office:value="15" calcext:value-type="float">
            <text:p>15</text:p>
          </table:table-cell>
          <table:table-cell table:formula="of:=[.G25]+[.$I$9]" office:value-type="float" office:value="29" calcext:value-type="float">
            <text:p>29</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odular Programming</text:p>
          </table:table-cell>
          <table:table-cell office:value-type="float" office:value="16" calcext:value-type="float">
            <text:p>16</text:p>
          </table:table-cell>
          <table:table-cell table:formula="of:=[.G26]+[.$I$9]" office:value-type="float" office:value="30" calcext:value-type="float">
            <text:p>3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ata Abstraction</text:p>
          </table:table-cell>
          <table:table-cell office:value-type="float" office:value="17" calcext:value-type="float">
            <text:p>17</text:p>
          </table:table-cell>
          <table:table-cell table:formula="of:=[.G27]+[.$I$9]" office:value-type="float" office:value="31" calcext:value-type="float">
            <text:p>3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Problems with Data Abstraction</text:p>
          </table:table-cell>
          <table:table-cell office:value-type="float" office:value="20" calcext:value-type="float">
            <text:p>20</text:p>
          </table:table-cell>
          <table:table-cell table:formula="of:=[.G28]+[.$I$9]" office:value-type="float" office:value="34" calcext:value-type="float">
            <text:p>34</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Object-Oriented Programming</text:p>
          </table:table-cell>
          <table:table-cell office:value-type="float" office:value="21" calcext:value-type="float">
            <text:p>21</text:p>
          </table:table-cell>
          <table:table-cell table:formula="of:=[.G29]+[.$I$9]" office:value-type="float" office:value="35" calcext:value-type="float">
            <text:p>35</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A Better C"</text:p>
          </table:table-cell>
          <table:table-cell office:value-type="float" office:value="22" calcext:value-type="float">
            <text:p>22</text:p>
          </table:table-cell>
          <table:table-cell table:formula="of:=[.G30]+[.$I$9]" office:value-type="float" office:value="36" calcext:value-type="float">
            <text:p>3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gram and Output</text:p>
          </table:table-cell>
          <table:table-cell office:value-type="float" office:value="23" calcext:value-type="float">
            <text:p>23</text:p>
          </table:table-cell>
          <table:table-cell table:formula="of:=[.G31]+[.$I$9]" office:value-type="float" office:value="37" calcext:value-type="float">
            <text:p>3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Variables and Arithmetic</text:p>
          </table:table-cell>
          <table:table-cell office:value-type="float" office:value="23" calcext:value-type="float">
            <text:p>23</text:p>
          </table:table-cell>
          <table:table-cell table:formula="of:=[.G32]+[.$I$9]" office:value-type="float" office:value="37" calcext:value-type="float">
            <text:p>3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Pointers and Arrays</text:p>
          </table:table-cell>
          <table:table-cell office:value-type="float" office:value="24" calcext:value-type="float">
            <text:p>24</text:p>
          </table:table-cell>
          <table:table-cell table:formula="of:=[.G33]+[.$I$9]" office:value-type="float" office:value="38" calcext:value-type="float">
            <text:p>3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Tests and Loops</text:p>
          </table:table-cell>
          <table:table-cell office:value-type="float" office:value="25" calcext:value-type="float">
            <text:p>25</text:p>
          </table:table-cell>
          <table:table-cell table:formula="of:=[.G34]+[.$I$9]" office:value-type="float" office:value="39" calcext:value-type="float">
            <text:p>3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Functions</text:p>
          </table:table-cell>
          <table:table-cell office:value-type="float" office:value="26" calcext:value-type="float">
            <text:p>26</text:p>
          </table:table-cell>
          <table:table-cell table:formula="of:=[.G35]+[.$I$9]" office:value-type="float" office:value="40" calcext:value-type="float">
            <text:p>4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Modules</text:p>
          </table:table-cell>
          <table:table-cell office:value-type="float" office:value="28" calcext:value-type="float">
            <text:p>28</text:p>
          </table:table-cell>
          <table:table-cell table:formula="of:=[.G36]+[.$I$9]" office:value-type="float" office:value="42" calcext:value-type="float">
            <text:p>42</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Support for Data Abstraction</text:p>
          </table:table-cell>
          <table:table-cell office:value-type="float" office:value="30" calcext:value-type="float">
            <text:p>30</text:p>
          </table:table-cell>
          <table:table-cell table:formula="of:=[.G37]+[.$I$9]" office:value-type="float" office:value="44" calcext:value-type="float">
            <text:p>4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itialization and Cleanup</text:p>
          </table:table-cell>
          <table:table-cell office:value-type="float" office:value="30" calcext:value-type="float">
            <text:p>30</text:p>
          </table:table-cell>
          <table:table-cell table:formula="of:=[.G38]+[.$I$9]" office:value-type="float" office:value="44" calcext:value-type="float">
            <text:p>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ssignment and Initialization</text:p>
          </table:table-cell>
          <table:table-cell office:value-type="float" office:value="31" calcext:value-type="float">
            <text:p>31</text:p>
          </table:table-cell>
          <table:table-cell table:formula="of:=[.G39]+[.$I$9]" office:value-type="float" office:value="45" calcext:value-type="float">
            <text:p>4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emplates</text:p>
          </table:table-cell>
          <table:table-cell office:value-type="float" office:value="32" calcext:value-type="float">
            <text:p>32</text:p>
          </table:table-cell>
          <table:table-cell table:formula="of:=[.G40]+[.$I$9]" office:value-type="float" office:value="46" calcext:value-type="float">
            <text:p>4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ception Handling</text:p>
          </table:table-cell>
          <table:table-cell office:value-type="float" office:value="33" calcext:value-type="float">
            <text:p>33</text:p>
          </table:table-cell>
          <table:table-cell table:formula="of:=[.G41]+[.$I$9]" office:value-type="float" office:value="47" calcext:value-type="float">
            <text:p>47</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ype Conversions</text:p>
          </table:table-cell>
          <table:table-cell office:value-type="float" office:value="34" calcext:value-type="float">
            <text:p>34</text:p>
          </table:table-cell>
          <table:table-cell table:formula="of:=[.G42]+[.$I$9]" office:value-type="float" office:value="48" calcext:value-type="float">
            <text:p>48</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Multiple Implementations</text:p>
          </table:table-cell>
          <table:table-cell office:value-type="float" office:value="35" calcext:value-type="float">
            <text:p>35</text:p>
          </table:table-cell>
          <table:table-cell table:formula="of:=[.G43]+[.$I$9]" office:value-type="float" office:value="49" calcext:value-type="float">
            <text:p>4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Support for Object-Oriented Programming</text:p>
          </table:table-cell>
          <table:table-cell office:value-type="float" office:value="36" calcext:value-type="float">
            <text:p>36</text:p>
          </table:table-cell>
          <table:table-cell table:formula="of:=[.G44]+[.$I$9]" office:value-type="float" office:value="50" calcext:value-type="float">
            <text:p>50</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alling Mechanisms</text:p>
          </table:table-cell>
          <table:table-cell office:value-type="float" office:value="36" calcext:value-type="float">
            <text:p>36</text:p>
          </table:table-cell>
          <table:table-cell table:formula="of:=[.G45]+[.$I$9]" office:value-type="float" office:value="50" calcext:value-type="float">
            <text:p>5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ype Checking</text:p>
          </table:table-cell>
          <table:table-cell office:value-type="float" office:value="38" calcext:value-type="float">
            <text:p>38</text:p>
          </table:table-cell>
          <table:table-cell table:formula="of:=[.G46]+[.$I$9]" office:value-type="float" office:value="52" calcext:value-type="float">
            <text:p>5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Multiple Inheritance</text:p>
          </table:table-cell>
          <table:table-cell office:value-type="float" office:value="39" calcext:value-type="float">
            <text:p>39</text:p>
          </table:table-cell>
          <table:table-cell table:formula="of:=[.G47]+[.$I$9]" office:value-type="float" office:value="53" calcext:value-type="float">
            <text:p>53</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ncapsulation</text:p>
          </table:table-cell>
          <table:table-cell office:value-type="float" office:value="41" calcext:value-type="float">
            <text:p>41</text:p>
          </table:table-cell>
          <table:table-cell table:formula="of:=[.G48]+[.$I$9]" office:value-type="float" office:value="55" calcext:value-type="float">
            <text:p>5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Limits to Perfection</text:p>
          </table:table-cell>
          <table:table-cell office:value-type="float" office:value="41" calcext:value-type="float">
            <text:p>41</text:p>
          </table:table-cell>
          <table:table-cell table:formula="of:=[.G49]+[.$I$9]" office:value-type="float" office:value="55" calcext:value-type="float">
            <text:p>55</text:p>
          </table:table-cell>
          <table:table-cell/>
        </table:table-row>
        <table:table-row table:style-name="ro1">
          <table:table-cell/>
          <table:table-cell office:value-type="float" office:value="2" calcext:value-type="float">
            <text:p>2</text:p>
          </table:table-cell>
          <table:table-cell table:number-columns-repeated="3"/>
          <table:table-cell office:value-type="string" calcext:value-type="string">
            <text:p>Declarations and Constants</text:p>
          </table:table-cell>
          <table:table-cell office:value-type="float" office:value="43" calcext:value-type="float">
            <text:p>43</text:p>
          </table:table-cell>
          <table:table-cell table:formula="of:=[.G50]+[.$I$9]" office:value-type="float" office:value="57" calcext:value-type="float">
            <text:p>5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clarations</text:p>
          </table:table-cell>
          <table:table-cell office:value-type="float" office:value="43" calcext:value-type="float">
            <text:p>43</text:p>
          </table:table-cell>
          <table:table-cell table:formula="of:=[.G51]+[.$I$9]" office:value-type="float" office:value="57" calcext:value-type="float">
            <text:p>5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cope</text:p>
          </table:table-cell>
          <table:table-cell office:value-type="float" office:value="45" calcext:value-type="float">
            <text:p>45</text:p>
          </table:table-cell>
          <table:table-cell table:formula="of:=[.G52]+[.$I$9]" office:value-type="float" office:value="59" calcext:value-type="float">
            <text:p>59</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Objects and Lvalues</text:p>
          </table:table-cell>
          <table:table-cell office:value-type="float" office:value="46" calcext:value-type="float">
            <text:p>46</text:p>
          </table:table-cell>
          <table:table-cell table:formula="of:=[.G53]+[.$I$9]" office:value-type="float" office:value="60" calcext:value-type="float">
            <text:p>6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Lifetime</text:p>
          </table:table-cell>
          <table:table-cell office:value-type="float" office:value="47" calcext:value-type="float">
            <text:p>47</text:p>
          </table:table-cell>
          <table:table-cell table:formula="of:=[.G54]+[.$I$9]" office:value-type="float" office:value="61" calcext:value-type="float">
            <text:p>6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Names</text:p>
          </table:table-cell>
          <table:table-cell office:value-type="float" office:value="48" calcext:value-type="float">
            <text:p>48</text:p>
          </table:table-cell>
          <table:table-cell table:formula="of:=[.G55]+[.$I$9]" office:value-type="float" office:value="62" calcext:value-type="float">
            <text:p>6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Types</text:p>
          </table:table-cell>
          <table:table-cell office:value-type="float" office:value="48" calcext:value-type="float">
            <text:p>48</text:p>
          </table:table-cell>
          <table:table-cell table:formula="of:=[.G56]+[.$I$9]" office:value-type="float" office:value="62" calcext:value-type="float">
            <text:p>6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undamental Types</text:p>
          </table:table-cell>
          <table:table-cell office:value-type="float" office:value="49" calcext:value-type="float">
            <text:p>49</text:p>
          </table:table-cell>
          <table:table-cell table:formula="of:=[.G57]+[.$I$9]" office:value-type="float" office:value="63" calcext:value-type="float">
            <text:p>6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Implicit Type Conversion</text:p>
          </table:table-cell>
          <table:table-cell office:value-type="float" office:value="51" calcext:value-type="float">
            <text:p>51</text:p>
          </table:table-cell>
          <table:table-cell table:formula="of:=[.G58]+[.$I$9]" office:value-type="float" office:value="65" calcext:value-type="float">
            <text:p>6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rived Types</text:p>
          </table:table-cell>
          <table:table-cell office:value-type="float" office:value="51" calcext:value-type="float">
            <text:p>51</text:p>
          </table:table-cell>
          <table:table-cell table:formula="of:=[.G59]+[.$I$9]" office:value-type="float" office:value="65" calcext:value-type="float">
            <text:p>65</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Void</text:p>
          </table:table-cell>
          <table:table-cell office:value-type="float" office:value="52" calcext:value-type="float">
            <text:p>52</text:p>
          </table:table-cell>
          <table:table-cell table:formula="of:=[.G60]+[.$I$9]" office:value-type="float" office:value="66" calcext:value-type="float">
            <text:p>66</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Pointers</text:p>
          </table:table-cell>
          <table:table-cell office:value-type="float" office:value="53" calcext:value-type="float">
            <text:p>53</text:p>
          </table:table-cell>
          <table:table-cell table:formula="of:=[.G61]+[.$I$9]" office:value-type="float" office:value="67" calcext:value-type="float">
            <text:p>67</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Arrays</text:p>
          </table:table-cell>
          <table:table-cell office:value-type="float" office:value="54" calcext:value-type="float">
            <text:p>54</text:p>
          </table:table-cell>
          <table:table-cell table:formula="of:=[.G62]+[.$I$9]" office:value-type="float" office:value="68" calcext:value-type="float">
            <text:p>68</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Pointers and Arrays</text:p>
          </table:table-cell>
          <table:table-cell office:value-type="float" office:value="56" calcext:value-type="float">
            <text:p>56</text:p>
          </table:table-cell>
          <table:table-cell table:formula="of:=[.G63]+[.$I$9]" office:value-type="float" office:value="70" calcext:value-type="float">
            <text:p>70</text:p>
          </table:table-cell>
          <table:table-cell/>
        </table:table-row>
        <table:table-row table:style-name="ro1">
          <table:table-cell table:number-columns-repeated="3"/>
          <table:table-cell office:value-type="float" office:value="8" calcext:value-type="float">
            <text:p>8</text:p>
          </table:table-cell>
          <table:table-cell/>
          <table:table-cell office:value-type="string" calcext:value-type="string">
            <text:p>Structures</text:p>
          </table:table-cell>
          <table:table-cell office:value-type="float" office:value="58" calcext:value-type="float">
            <text:p>58</text:p>
          </table:table-cell>
          <table:table-cell table:formula="of:=[.G64]+[.$I$9]" office:value-type="float" office:value="72" calcext:value-type="float">
            <text:p>72</text:p>
          </table:table-cell>
          <table:table-cell/>
        </table:table-row>
        <table:table-row table:style-name="ro1">
          <table:table-cell table:number-columns-repeated="3"/>
          <table:table-cell office:value-type="float" office:value="9" calcext:value-type="float">
            <text:p>9</text:p>
          </table:table-cell>
          <table:table-cell/>
          <table:table-cell office:value-type="string" calcext:value-type="string">
            <text:p>Type Equivalency</text:p>
          </table:table-cell>
          <table:table-cell office:value-type="float" office:value="61" calcext:value-type="float">
            <text:p>61</text:p>
          </table:table-cell>
          <table:table-cell table:formula="of:=[.G65]+[.$I$9]" office:value-type="float" office:value="75" calcext:value-type="float">
            <text:p>75</text:p>
          </table:table-cell>
          <table:table-cell/>
        </table:table-row>
        <table:table-row table:style-name="ro1">
          <table:table-cell table:number-columns-repeated="3"/>
          <table:table-cell office:value-type="float" office:value="10" calcext:value-type="float">
            <text:p>10</text:p>
          </table:table-cell>
          <table:table-cell/>
          <table:table-cell office:value-type="string" calcext:value-type="string">
            <text:p>References</text:p>
          </table:table-cell>
          <table:table-cell office:value-type="float" office:value="61" calcext:value-type="float">
            <text:p>61</text:p>
          </table:table-cell>
          <table:table-cell table:formula="of:=[.G66]+[.$I$9]" office:value-type="float" office:value="75" calcext:value-type="float">
            <text:p>7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terals</text:p>
          </table:table-cell>
          <table:table-cell office:value-type="float" office:value="64" calcext:value-type="float">
            <text:p>64</text:p>
          </table:table-cell>
          <table:table-cell table:formula="of:=[.G67]+[.$I$9]" office:value-type="float" office:value="78" calcext:value-type="float">
            <text:p>7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teger Constants</text:p>
          </table:table-cell>
          <table:table-cell office:value-type="float" office:value="64" calcext:value-type="float">
            <text:p>64</text:p>
          </table:table-cell>
          <table:table-cell table:formula="of:=[.G68]+[.$I$9]" office:value-type="float" office:value="78" calcext:value-type="float">
            <text:p>7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Floating-Point Constants</text:p>
          </table:table-cell>
          <table:table-cell office:value-type="float" office:value="65" calcext:value-type="float">
            <text:p>65</text:p>
          </table:table-cell>
          <table:table-cell table:formula="of:=[.G69]+[.$I$9]" office:value-type="float" office:value="79" calcext:value-type="float">
            <text:p>7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Character Constants</text:p>
          </table:table-cell>
          <table:table-cell office:value-type="float" office:value="66" calcext:value-type="float">
            <text:p>66</text:p>
          </table:table-cell>
          <table:table-cell table:formula="of:=[.G70]+[.$I$9]" office:value-type="float" office:value="80" calcext:value-type="float">
            <text:p>80</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String Literals</text:p>
          </table:table-cell>
          <table:table-cell office:value-type="float" office:value="66" calcext:value-type="float">
            <text:p>66</text:p>
          </table:table-cell>
          <table:table-cell table:formula="of:=[.G71]+[.$I$9]" office:value-type="float" office:value="80" calcext:value-type="float">
            <text:p>80</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Zero</text:p>
          </table:table-cell>
          <table:table-cell office:value-type="float" office:value="68" calcext:value-type="float">
            <text:p>68</text:p>
          </table:table-cell>
          <table:table-cell table:formula="of:=[.G72]+[.$I$9]" office:value-type="float" office:value="82" calcext:value-type="float">
            <text:p>8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Named Constants</text:p>
          </table:table-cell>
          <table:table-cell office:value-type="float" office:value="68" calcext:value-type="float">
            <text:p>68</text:p>
          </table:table-cell>
          <table:table-cell table:formula="of:=[.G73]+[.$I$9]" office:value-type="float" office:value="82" calcext:value-type="float">
            <text:p>8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Enumerations</text:p>
          </table:table-cell>
          <table:table-cell office:value-type="float" office:value="69" calcext:value-type="float">
            <text:p>69</text:p>
          </table:table-cell>
          <table:table-cell table:formula="of:=[.G74]+[.$I$9]" office:value-type="float" office:value="83" calcext:value-type="float">
            <text:p>8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Saving Space</text:p>
          </table:table-cell>
          <table:table-cell office:value-type="float" office:value="70" calcext:value-type="float">
            <text:p>70</text:p>
          </table:table-cell>
          <table:table-cell table:formula="of:=[.G75]+[.$I$9]" office:value-type="float" office:value="84" calcext:value-type="float">
            <text:p>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ields</text:p>
          </table:table-cell>
          <table:table-cell office:value-type="float" office:value="71" calcext:value-type="float">
            <text:p>71</text:p>
          </table:table-cell>
          <table:table-cell table:formula="of:=[.G76]+[.$I$9]" office:value-type="float" office:value="85" calcext:value-type="float">
            <text:p>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Unions</text:p>
          </table:table-cell>
          <table:table-cell office:value-type="float" office:value="72" calcext:value-type="float">
            <text:p>72</text:p>
          </table:table-cell>
          <table:table-cell table:formula="of:=[.G77]+[.$I$9]" office:value-type="float" office:value="86" calcext:value-type="float">
            <text:p>86</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Exercises</text:p>
          </table:table-cell>
          <table:table-cell office:value-type="float" office:value="73" calcext:value-type="float">
            <text:p>73</text:p>
          </table:table-cell>
          <table:table-cell table:formula="of:=[.G78]+[.$I$9]" office:value-type="float" office:value="87" calcext:value-type="float">
            <text:p>87</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Expressions and Statements</text:p>
          </table:table-cell>
          <table:table-cell office:value-type="float" office:value="75" calcext:value-type="float">
            <text:p>75</text:p>
          </table:table-cell>
          <table:table-cell table:formula="of:=[.G79]+[.$I$9]" office:value-type="float" office:value="89" calcext:value-type="float">
            <text:p>8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 Desk Calculator</text:p>
          </table:table-cell>
          <table:table-cell office:value-type="float" office:value="75" calcext:value-type="float">
            <text:p>75</text:p>
          </table:table-cell>
          <table:table-cell table:formula="of:=[.G80]+[.$I$9]" office:value-type="float" office:value="89" calcext:value-type="float">
            <text:p>8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Parser</text:p>
          </table:table-cell>
          <table:table-cell office:value-type="float" office:value="76" calcext:value-type="float">
            <text:p>76</text:p>
          </table:table-cell>
          <table:table-cell table:formula="of:=[.G81]+[.$I$9]" office:value-type="float" office:value="90" calcext:value-type="float">
            <text:p>9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he Input Function</text:p>
          </table:table-cell>
          <table:table-cell office:value-type="float" office:value="80" calcext:value-type="float">
            <text:p>80</text:p>
          </table:table-cell>
          <table:table-cell table:formula="of:=[.G82]+[.$I$9]" office:value-type="float" office:value="94" calcext:value-type="float">
            <text:p>94</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he Symbol Table</text:p>
          </table:table-cell>
          <table:table-cell office:value-type="float" office:value="83" calcext:value-type="float">
            <text:p>83</text:p>
          </table:table-cell>
          <table:table-cell table:formula="of:=[.G83]+[.$I$9]" office:value-type="float" office:value="97" calcext:value-type="float">
            <text:p>97</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rror Handling</text:p>
          </table:table-cell>
          <table:table-cell office:value-type="float" office:value="85" calcext:value-type="float">
            <text:p>85</text:p>
          </table:table-cell>
          <table:table-cell table:formula="of:=[.G84]+[.$I$9]" office:value-type="float" office:value="99" calcext:value-type="float">
            <text:p>9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he Driver</text:p>
          </table:table-cell>
          <table:table-cell office:value-type="float" office:value="86" calcext:value-type="float">
            <text:p>86</text:p>
          </table:table-cell>
          <table:table-cell table:formula="of:=[.G85]+[.$I$9]" office:value-type="float" office:value="100" calcext:value-type="float">
            <text:p>10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Command Line Arguments</text:p>
          </table:table-cell>
          <table:table-cell office:value-type="float" office:value="87" calcext:value-type="float">
            <text:p>87</text:p>
          </table:table-cell>
          <table:table-cell table:formula="of:=[.G86]+[.$I$9]" office:value-type="float" office:value="101" calcext:value-type="float">
            <text:p>10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perator Summary</text:p>
          </table:table-cell>
          <table:table-cell office:value-type="float" office:value="88" calcext:value-type="float">
            <text:p>88</text:p>
          </table:table-cell>
          <table:table-cell table:formula="of:=[.G87]+[.$I$9]" office:value-type="float" office:value="102" calcext:value-type="float">
            <text:p>10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arentheses</text:p>
          </table:table-cell>
          <table:table-cell office:value-type="float" office:value="90" calcext:value-type="float">
            <text:p>90</text:p>
          </table:table-cell>
          <table:table-cell table:formula="of:=[.G88]+[.$I$9]" office:value-type="float" office:value="104" calcext:value-type="float">
            <text:p>10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Evaluation Order</text:p>
          </table:table-cell>
          <table:table-cell office:value-type="float" office:value="91" calcext:value-type="float">
            <text:p>91</text:p>
          </table:table-cell>
          <table:table-cell table:formula="of:=[.G89]+[.$I$9]" office:value-type="float" office:value="105" calcext:value-type="float">
            <text:p>10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crement and Decrement</text:p>
          </table:table-cell>
          <table:table-cell office:value-type="float" office:value="92" calcext:value-type="float">
            <text:p>92</text:p>
          </table:table-cell>
          <table:table-cell table:formula="of:=[.G90]+[.$I$9]" office:value-type="float" office:value="106" calcext:value-type="float">
            <text:p>10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Bitwise Logical Operators</text:p>
          </table:table-cell>
          <table:table-cell office:value-type="float" office:value="94" calcext:value-type="float">
            <text:p>94</text:p>
          </table:table-cell>
          <table:table-cell table:formula="of:=[.G91]+[.$I$9]" office:value-type="float" office:value="108" calcext:value-type="float">
            <text:p>108</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ype Conversion</text:p>
          </table:table-cell>
          <table:table-cell office:value-type="float" office:value="95" calcext:value-type="float">
            <text:p>95</text:p>
          </table:table-cell>
          <table:table-cell table:formula="of:=[.G92]+[.$I$9]" office:value-type="float" office:value="109" calcext:value-type="float">
            <text:p>109</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Free Store</text:p>
          </table:table-cell>
          <table:table-cell office:value-type="float" office:value="97" calcext:value-type="float">
            <text:p>97</text:p>
          </table:table-cell>
          <table:table-cell table:formula="of:=[.G93]+[.$I$9]" office:value-type="float" office:value="111" calcext:value-type="float">
            <text:p>111</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Statement Summary</text:p>
          </table:table-cell>
          <table:table-cell office:value-type="float" office:value="100" calcext:value-type="float">
            <text:p>100</text:p>
          </table:table-cell>
          <table:table-cell table:formula="of:=[.G94]+[.$I$9]" office:value-type="float" office:value="114" calcext:value-type="float">
            <text:p>11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election Statements</text:p>
          </table:table-cell>
          <table:table-cell office:value-type="float" office:value="100" calcext:value-type="float">
            <text:p>100</text:p>
          </table:table-cell>
          <table:table-cell table:formula="of:=[.G95]+[.$I$9]" office:value-type="float" office:value="114" calcext:value-type="float">
            <text:p>11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Goto</text:p>
          </table:table-cell>
          <table:table-cell office:value-type="float" office:value="103" calcext:value-type="float">
            <text:p>103</text:p>
          </table:table-cell>
          <table:table-cell table:formula="of:=[.G96]+[.$I$9]" office:value-type="float" office:value="117" calcext:value-type="float">
            <text:p>117</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Comments and Indentation</text:p>
          </table:table-cell>
          <table:table-cell office:value-type="float" office:value="104" calcext:value-type="float">
            <text:p>104</text:p>
          </table:table-cell>
          <table:table-cell table:formula="of:=[.G97]+[.$I$9]" office:value-type="float" office:value="118" calcext:value-type="float">
            <text:p>118</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ercises</text:p>
          </table:table-cell>
          <table:table-cell office:value-type="float" office:value="106" calcext:value-type="float">
            <text:p>106</text:p>
          </table:table-cell>
          <table:table-cell table:formula="of:=[.G98]+[.$I$9]" office:value-type="float" office:value="120" calcext:value-type="float">
            <text:p>120</text:p>
          </table:table-cell>
          <table:table-cell/>
        </table:table-row>
        <table:table-row table:style-name="ro1">
          <table:table-cell/>
          <table:table-cell office:value-type="float" office:value="4" calcext:value-type="float">
            <text:p>4</text:p>
          </table:table-cell>
          <table:table-cell table:number-columns-repeated="3"/>
          <table:table-cell office:value-type="string" calcext:value-type="string">
            <text:p>Functions and Files</text:p>
          </table:table-cell>
          <table:table-cell office:value-type="float" office:value="109" calcext:value-type="float">
            <text:p>109</text:p>
          </table:table-cell>
          <table:table-cell table:formula="of:=[.G99]+[.$I$9]" office:value-type="float" office:value="123" calcext:value-type="float">
            <text:p>12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109" calcext:value-type="float">
            <text:p>109</text:p>
          </table:table-cell>
          <table:table-cell table:formula="of:=[.G100]+[.$I$9]" office:value-type="float" office:value="123" calcext:value-type="float">
            <text:p>12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Linkage</text:p>
          </table:table-cell>
          <table:table-cell office:value-type="float" office:value="110" calcext:value-type="float">
            <text:p>110</text:p>
          </table:table-cell>
          <table:table-cell table:formula="of:=[.G101]+[.$I$9]" office:value-type="float" office:value="124" calcext:value-type="float">
            <text:p>12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Header Files</text:p>
          </table:table-cell>
          <table:table-cell office:value-type="float" office:value="112" calcext:value-type="float">
            <text:p>112</text:p>
          </table:table-cell>
          <table:table-cell table:formula="of:=[.G102]+[.$I$9]" office:value-type="float" office:value="126" calcext:value-type="float">
            <text:p>12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ingle Header File</text:p>
          </table:table-cell>
          <table:table-cell office:value-type="float" office:value="114" calcext:value-type="float">
            <text:p>114</text:p>
          </table:table-cell>
          <table:table-cell table:formula="of:=[.G103]+[.$I$9]" office:value-type="float" office:value="128" calcext:value-type="float">
            <text:p>12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ultiple Header Files</text:p>
          </table:table-cell>
          <table:table-cell office:value-type="float" office:value="117" calcext:value-type="float">
            <text:p>117</text:p>
          </table:table-cell>
          <table:table-cell table:formula="of:=[.G104]+[.$I$9]" office:value-type="float" office:value="131" calcext:value-type="float">
            <text:p>13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nkage to Non-C++ Code</text:p>
          </table:table-cell>
          <table:table-cell office:value-type="float" office:value="119" calcext:value-type="float">
            <text:p>119</text:p>
          </table:table-cell>
          <table:table-cell table:formula="of:=[.G105]+[.$I$9]" office:value-type="float" office:value="133" calcext:value-type="float">
            <text:p>13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How to Make a Library</text:p>
          </table:table-cell>
          <table:table-cell office:value-type="float" office:value="121" calcext:value-type="float">
            <text:p>121</text:p>
          </table:table-cell>
          <table:table-cell table:formula="of:=[.G106]+[.$I$9]" office:value-type="float" office:value="135" calcext:value-type="float">
            <text:p>13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Functions</text:p>
          </table:table-cell>
          <table:table-cell office:value-type="float" office:value="123" calcext:value-type="float">
            <text:p>123</text:p>
          </table:table-cell>
          <table:table-cell table:formula="of:=[.G107]+[.$I$9]" office:value-type="float" office:value="137" calcext:value-type="float">
            <text:p>13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unction Declarations</text:p>
          </table:table-cell>
          <table:table-cell office:value-type="float" office:value="123" calcext:value-type="float">
            <text:p>123</text:p>
          </table:table-cell>
          <table:table-cell table:formula="of:=[.G108]+[.$I$9]" office:value-type="float" office:value="137" calcext:value-type="float">
            <text:p>13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Function Definitions</text:p>
          </table:table-cell>
          <table:table-cell office:value-type="float" office:value="123" calcext:value-type="float">
            <text:p>123</text:p>
          </table:table-cell>
          <table:table-cell table:formula="of:=[.G109]+[.$I$9]" office:value-type="float" office:value="137" calcext:value-type="float">
            <text:p>13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rgument Passing</text:p>
          </table:table-cell>
          <table:table-cell office:value-type="float" office:value="124" calcext:value-type="float">
            <text:p>124</text:p>
          </table:table-cell>
          <table:table-cell table:formula="of:=[.G110]+[.$I$9]" office:value-type="float" office:value="138" calcext:value-type="float">
            <text:p>13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Value Return</text:p>
          </table:table-cell>
          <table:table-cell office:value-type="float" office:value="126" calcext:value-type="float">
            <text:p>126</text:p>
          </table:table-cell>
          <table:table-cell table:formula="of:=[.G111]+[.$I$9]" office:value-type="float" office:value="140" calcext:value-type="float">
            <text:p>140</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rray Arguments</text:p>
          </table:table-cell>
          <table:table-cell office:value-type="float" office:value="127" calcext:value-type="float">
            <text:p>127</text:p>
          </table:table-cell>
          <table:table-cell table:formula="of:=[.G112]+[.$I$9]" office:value-type="float" office:value="141" calcext:value-type="float">
            <text:p>141</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Overloaded Function Names</text:p>
          </table:table-cell>
          <table:table-cell office:value-type="float" office:value="129" calcext:value-type="float">
            <text:p>129</text:p>
          </table:table-cell>
          <table:table-cell table:formula="of:=[.G113]+[.$I$9]" office:value-type="float" office:value="143" calcext:value-type="float">
            <text:p>143</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Default Arguments</text:p>
          </table:table-cell>
          <table:table-cell office:value-type="float" office:value="131" calcext:value-type="float">
            <text:p>131</text:p>
          </table:table-cell>
          <table:table-cell table:formula="of:=[.G114]+[.$I$9]" office:value-type="float" office:value="145" calcext:value-type="float">
            <text:p>145</text:p>
          </table:table-cell>
          <table:table-cell/>
        </table:table-row>
        <table:table-row table:style-name="ro1">
          <table:table-cell table:number-columns-repeated="3"/>
          <table:table-cell office:value-type="float" office:value="8" calcext:value-type="float">
            <text:p>8</text:p>
          </table:table-cell>
          <table:table-cell/>
          <table:table-cell office:value-type="string" calcext:value-type="string">
            <text:p>Unspecified Number of Arguments</text:p>
          </table:table-cell>
          <table:table-cell office:value-type="float" office:value="132" calcext:value-type="float">
            <text:p>132</text:p>
          </table:table-cell>
          <table:table-cell table:formula="of:=[.G115]+[.$I$9]" office:value-type="float" office:value="146" calcext:value-type="float">
            <text:p>146</text:p>
          </table:table-cell>
          <table:table-cell/>
        </table:table-row>
        <table:table-row table:style-name="ro1">
          <table:table-cell table:number-columns-repeated="3"/>
          <table:table-cell office:value-type="float" office:value="9" calcext:value-type="float">
            <text:p>9</text:p>
          </table:table-cell>
          <table:table-cell/>
          <table:table-cell office:value-type="string" calcext:value-type="string">
            <text:p>Pointer to Function</text:p>
          </table:table-cell>
          <table:table-cell office:value-type="float" office:value="134" calcext:value-type="float">
            <text:p>134</text:p>
          </table:table-cell>
          <table:table-cell table:formula="of:=[.G116]+[.$I$9]" office:value-type="float" office:value="148" calcext:value-type="float">
            <text:p>148</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Macros</text:p>
          </table:table-cell>
          <table:table-cell office:value-type="float" office:value="138" calcext:value-type="float">
            <text:p>138</text:p>
          </table:table-cell>
          <table:table-cell table:formula="of:=[.G117]+[.$I$9]" office:value-type="float" office:value="152" calcext:value-type="float">
            <text:p>152</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xercises</text:p>
          </table:table-cell>
          <table:table-cell office:value-type="float" office:value="140" calcext:value-type="float">
            <text:p>140</text:p>
          </table:table-cell>
          <table:table-cell table:formula="of:=[.G118]+[.$I$9]" office:value-type="float" office:value="154" calcext:value-type="float">
            <text:p>154</text:p>
          </table:table-cell>
          <table:table-cell/>
        </table:table-row>
        <table:table-row table:style-name="ro1">
          <table:table-cell/>
          <table:table-cell office:value-type="float" office:value="5" calcext:value-type="float">
            <text:p>5</text:p>
          </table:table-cell>
          <table:table-cell table:number-columns-repeated="3"/>
          <table:table-cell office:value-type="string" calcext:value-type="string">
            <text:p>Classes</text:p>
          </table:table-cell>
          <table:table-cell office:value-type="float" office:value="143" calcext:value-type="float">
            <text:p>143</text:p>
          </table:table-cell>
          <table:table-cell table:formula="of:=[.G119]+[.$I$9]" office:value-type="float" office:value="157" calcext:value-type="float">
            <text:p>15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 and Overview</text:p>
          </table:table-cell>
          <table:table-cell office:value-type="float" office:value="143" calcext:value-type="float">
            <text:p>143</text:p>
          </table:table-cell>
          <table:table-cell table:formula="of:=[.G120]+[.$I$9]" office:value-type="float" office:value="157" calcext:value-type="float">
            <text:p>157</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lasses and Members</text:p>
          </table:table-cell>
          <table:table-cell office:value-type="float" office:value="144" calcext:value-type="float">
            <text:p>144</text:p>
          </table:table-cell>
          <table:table-cell table:formula="of:=[.G121]+[.$I$9]" office:value-type="float" office:value="158" calcext:value-type="float">
            <text:p>158</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ember Functions</text:p>
          </table:table-cell>
          <table:table-cell office:value-type="float" office:value="144" calcext:value-type="float">
            <text:p>144</text:p>
          </table:table-cell>
          <table:table-cell table:formula="of:=[.G122]+[.$I$9]" office:value-type="float" office:value="158" calcext:value-type="float">
            <text:p>15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es</text:p>
          </table:table-cell>
          <table:table-cell office:value-type="float" office:value="146" calcext:value-type="float">
            <text:p>146</text:p>
          </table:table-cell>
          <table:table-cell table:formula="of:=[.G123]+[.$I$9]" office:value-type="float" office:value="160" calcext:value-type="float">
            <text:p>16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Self-reference</text:p>
          </table:table-cell>
          <table:table-cell office:value-type="float" office:value="147" calcext:value-type="float">
            <text:p>147</text:p>
          </table:table-cell>
          <table:table-cell table:formula="of:=[.G124]+[.$I$9]" office:value-type="float" office:value="161" calcext:value-type="float">
            <text:p>16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Initialization</text:p>
          </table:table-cell>
          <table:table-cell office:value-type="float" office:value="150" calcext:value-type="float">
            <text:p>150</text:p>
          </table:table-cell>
          <table:table-cell table:formula="of:=[.G125]+[.$I$9]" office:value-type="float" office:value="164" calcext:value-type="float">
            <text:p>164</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Cleanup</text:p>
          </table:table-cell>
          <table:table-cell office:value-type="float" office:value="152" calcext:value-type="float">
            <text:p>152</text:p>
          </table:table-cell>
          <table:table-cell table:formula="of:=[.G126]+[.$I$9]" office:value-type="float" office:value="166" calcext:value-type="float">
            <text:p>166</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Inline</text:p>
          </table:table-cell>
          <table:table-cell office:value-type="float" office:value="153" calcext:value-type="float">
            <text:p>153</text:p>
          </table:table-cell>
          <table:table-cell table:formula="of:=[.G127]+[.$I$9]" office:value-type="float" office:value="167" calcext:value-type="float">
            <text:p>167</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Interfaces and Implementations</text:p>
          </table:table-cell>
          <table:table-cell office:value-type="float" office:value="153" calcext:value-type="float">
            <text:p>153</text:p>
          </table:table-cell>
          <table:table-cell table:formula="of:=[.G128]+[.$I$9]" office:value-type="float" office:value="167" calcext:value-type="float">
            <text:p>16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lternative Implementations</text:p>
          </table:table-cell>
          <table:table-cell office:value-type="float" office:value="154" calcext:value-type="float">
            <text:p>154</text:p>
          </table:table-cell>
          <table:table-cell table:formula="of:=[.G129]+[.$I$9]" office:value-type="float" office:value="168" calcext:value-type="float">
            <text:p>16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 Complete Class</text:p>
          </table:table-cell>
          <table:table-cell office:value-type="float" office:value="157" calcext:value-type="float">
            <text:p>157</text:p>
          </table:table-cell>
          <table:table-cell table:formula="of:=[.G130]+[.$I$9]" office:value-type="float" office:value="171" calcext:value-type="float">
            <text:p>17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Minor Class Features</text:p>
          </table:table-cell>
          <table:table-cell office:value-type="float" office:value="161" calcext:value-type="float">
            <text:p>161</text:p>
          </table:table-cell>
          <table:table-cell table:formula="of:=[.G131]+[.$I$9]" office:value-type="float" office:value="175" calcext:value-type="float">
            <text:p>17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Friends</text:p>
          </table:table-cell>
          <table:table-cell office:value-type="float" office:value="161" calcext:value-type="float">
            <text:p>161</text:p>
          </table:table-cell>
          <table:table-cell table:formula="of:=[.G132]+[.$I$9]" office:value-type="float" office:value="175" calcext:value-type="float">
            <text:p>17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ember Name Qualification</text:p>
          </table:table-cell>
          <table:table-cell office:value-type="float" office:value="163" calcext:value-type="float">
            <text:p>163</text:p>
          </table:table-cell>
          <table:table-cell table:formula="of:=[.G133]+[.$I$9]" office:value-type="float" office:value="177" calcext:value-type="float">
            <text:p>17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Nested Classes</text:p>
          </table:table-cell>
          <table:table-cell office:value-type="float" office:value="164" calcext:value-type="float">
            <text:p>164</text:p>
          </table:table-cell>
          <table:table-cell table:formula="of:=[.G134]+[.$I$9]" office:value-type="float" office:value="178" calcext:value-type="float">
            <text:p>17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Static Members</text:p>
          </table:table-cell>
          <table:table-cell office:value-type="float" office:value="165" calcext:value-type="float">
            <text:p>165</text:p>
          </table:table-cell>
          <table:table-cell table:formula="of:=[.G135]+[.$I$9]" office:value-type="float" office:value="179" calcext:value-type="float">
            <text:p>17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Pointers to Members</text:p>
          </table:table-cell>
          <table:table-cell office:value-type="float" office:value="166" calcext:value-type="float">
            <text:p>166</text:p>
          </table:table-cell>
          <table:table-cell table:formula="of:=[.G136]+[.$I$9]" office:value-type="float" office:value="180" calcext:value-type="float">
            <text:p>18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tructures and Unions</text:p>
          </table:table-cell>
          <table:table-cell office:value-type="float" office:value="167" calcext:value-type="float">
            <text:p>167</text:p>
          </table:table-cell>
          <table:table-cell table:formula="of:=[.G137]+[.$I$9]" office:value-type="float" office:value="181" calcext:value-type="float">
            <text:p>181</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Construction and Destruction</text:p>
          </table:table-cell>
          <table:table-cell office:value-type="float" office:value="170" calcext:value-type="float">
            <text:p>170</text:p>
          </table:table-cell>
          <table:table-cell table:formula="of:=[.G138]+[.$I$9]" office:value-type="float" office:value="184" calcext:value-type="float">
            <text:p>1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Local Variables</text:p>
          </table:table-cell>
          <table:table-cell office:value-type="float" office:value="171" calcext:value-type="float">
            <text:p>171</text:p>
          </table:table-cell>
          <table:table-cell table:formula="of:=[.G139]+[.$I$9]" office:value-type="float" office:value="185" calcext:value-type="float">
            <text:p>1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atic Store</text:p>
          </table:table-cell>
          <table:table-cell office:value-type="float" office:value="172" calcext:value-type="float">
            <text:p>172</text:p>
          </table:table-cell>
          <table:table-cell table:formula="of:=[.G140]+[.$I$9]" office:value-type="float" office:value="186" calcext:value-type="float">
            <text:p>18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Free Store</text:p>
          </table:table-cell>
          <table:table-cell office:value-type="float" office:value="173" calcext:value-type="float">
            <text:p>173</text:p>
          </table:table-cell>
          <table:table-cell table:formula="of:=[.G141]+[.$I$9]" office:value-type="float" office:value="187" calcext:value-type="float">
            <text:p>187</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Class Objects as Members</text:p>
          </table:table-cell>
          <table:table-cell office:value-type="float" office:value="173" calcext:value-type="float">
            <text:p>173</text:p>
          </table:table-cell>
          <table:table-cell table:formula="of:=[.G142]+[.$I$9]" office:value-type="float" office:value="187" calcext:value-type="float">
            <text:p>187</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rrays of Class Objects</text:p>
          </table:table-cell>
          <table:table-cell office:value-type="float" office:value="176" calcext:value-type="float">
            <text:p>176</text:p>
          </table:table-cell>
          <table:table-cell table:formula="of:=[.G143]+[.$I$9]" office:value-type="float" office:value="190" calcext:value-type="float">
            <text:p>190</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mall Objects</text:p>
          </table:table-cell>
          <table:table-cell office:value-type="float" office:value="176" calcext:value-type="float">
            <text:p>176</text:p>
          </table:table-cell>
          <table:table-cell table:formula="of:=[.G144]+[.$I$9]" office:value-type="float" office:value="190" calcext:value-type="float">
            <text:p>19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Exercises</text:p>
          </table:table-cell>
          <table:table-cell office:value-type="float" office:value="178" calcext:value-type="float">
            <text:p>178</text:p>
          </table:table-cell>
          <table:table-cell table:formula="of:=[.G145]+[.$I$9]" office:value-type="float" office:value="192" calcext:value-type="float">
            <text:p>192</text:p>
          </table:table-cell>
          <table:table-cell/>
        </table:table-row>
        <table:table-row table:style-name="ro1">
          <table:table-cell/>
          <table:table-cell office:value-type="float" office:value="6" calcext:value-type="float">
            <text:p>6</text:p>
          </table:table-cell>
          <table:table-cell table:number-columns-repeated="3"/>
          <table:table-cell office:value-type="string" calcext:value-type="string">
            <text:p>Derived Classes</text:p>
          </table:table-cell>
          <table:table-cell office:value-type="float" office:value="181" calcext:value-type="float">
            <text:p>181</text:p>
          </table:table-cell>
          <table:table-cell table:formula="of:=[.G146]+[.$I$9]" office:value-type="float" office:value="195" calcext:value-type="float">
            <text:p>19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 and Overview</text:p>
          </table:table-cell>
          <table:table-cell office:value-type="float" office:value="181" calcext:value-type="float">
            <text:p>181</text:p>
          </table:table-cell>
          <table:table-cell table:formula="of:=[.G147]+[.$I$9]" office:value-type="float" office:value="195" calcext:value-type="float">
            <text:p>195</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Derived Classes</text:p>
          </table:table-cell>
          <table:table-cell office:value-type="float" office:value="182" calcext:value-type="float">
            <text:p>182</text:p>
          </table:table-cell>
          <table:table-cell table:formula="of:=[.G148]+[.$I$9]" office:value-type="float" office:value="196" calcext:value-type="float">
            <text:p>19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ember Functions</text:p>
          </table:table-cell>
          <table:table-cell office:value-type="float" office:value="184" calcext:value-type="float">
            <text:p>184</text:p>
          </table:table-cell>
          <table:table-cell table:formula="of:=[.G149]+[.$I$9]" office:value-type="float" office:value="198" calcext:value-type="float">
            <text:p>19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structors and Destructors</text:p>
          </table:table-cell>
          <table:table-cell office:value-type="float" office:value="186" calcext:value-type="float">
            <text:p>186</text:p>
          </table:table-cell>
          <table:table-cell table:formula="of:=[.G150]+[.$I$9]" office:value-type="float" office:value="200" calcext:value-type="float">
            <text:p>20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Class Hierarchies</text:p>
          </table:table-cell>
          <table:table-cell office:value-type="float" office:value="187" calcext:value-type="float">
            <text:p>187</text:p>
          </table:table-cell>
          <table:table-cell table:formula="of:=[.G151]+[.$I$9]" office:value-type="float" office:value="201" calcext:value-type="float">
            <text:p>20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Type Fields</text:p>
          </table:table-cell>
          <table:table-cell office:value-type="float" office:value="187" calcext:value-type="float">
            <text:p>187</text:p>
          </table:table-cell>
          <table:table-cell table:formula="of:=[.G152]+[.$I$9]" office:value-type="float" office:value="201" calcext:value-type="float">
            <text:p>201</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Virtual Functions</text:p>
          </table:table-cell>
          <table:table-cell office:value-type="float" office:value="189" calcext:value-type="float">
            <text:p>189</text:p>
          </table:table-cell>
          <table:table-cell table:formula="of:=[.G153]+[.$I$9]" office:value-type="float" office:value="203" calcext:value-type="float">
            <text:p>203</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Abstract Classes</text:p>
          </table:table-cell>
          <table:table-cell office:value-type="float" office:value="191" calcext:value-type="float">
            <text:p>191</text:p>
          </table:table-cell>
          <table:table-cell table:formula="of:=[.G154]+[.$I$9]" office:value-type="float" office:value="205" calcext:value-type="float">
            <text:p>20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A Complete Program</text:p>
          </table:table-cell>
          <table:table-cell office:value-type="float" office:value="193" calcext:value-type="float">
            <text:p>193</text:p>
          </table:table-cell>
          <table:table-cell table:formula="of:=[.G155]+[.$I$9]" office:value-type="float" office:value="207" calcext:value-type="float">
            <text:p>20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Screen Manager</text:p>
          </table:table-cell>
          <table:table-cell office:value-type="float" office:value="193" calcext:value-type="float">
            <text:p>193</text:p>
          </table:table-cell>
          <table:table-cell table:formula="of:=[.G156]+[.$I$9]" office:value-type="float" office:value="207" calcext:value-type="float">
            <text:p>20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The Shape Library</text:p>
          </table:table-cell>
          <table:table-cell office:value-type="float" office:value="196" calcext:value-type="float">
            <text:p>196</text:p>
          </table:table-cell>
          <table:table-cell table:formula="of:=[.G157]+[.$I$9]" office:value-type="float" office:value="210" calcext:value-type="float">
            <text:p>210</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The Application Program</text:p>
          </table:table-cell>
          <table:table-cell office:value-type="float" office:value="199" calcext:value-type="float">
            <text:p>199</text:p>
          </table:table-cell>
          <table:table-cell table:formula="of:=[.G158]+[.$I$9]" office:value-type="float" office:value="213" calcext:value-type="float">
            <text:p>21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Multiple Inheritance</text:p>
          </table:table-cell>
          <table:table-cell office:value-type="float" office:value="201" calcext:value-type="float">
            <text:p>201</text:p>
          </table:table-cell>
          <table:table-cell table:formula="of:=[.G159]+[.$I$9]" office:value-type="float" office:value="215" calcext:value-type="float">
            <text:p>21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Multiple Occurrences of a Base</text:p>
          </table:table-cell>
          <table:table-cell office:value-type="float" office:value="203" calcext:value-type="float">
            <text:p>203</text:p>
          </table:table-cell>
          <table:table-cell table:formula="of:=[.G160]+[.$I$9]" office:value-type="float" office:value="217" calcext:value-type="float">
            <text:p>21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mbiguity Resolution</text:p>
          </table:table-cell>
          <table:table-cell office:value-type="float" office:value="204" calcext:value-type="float">
            <text:p>204</text:p>
          </table:table-cell>
          <table:table-cell table:formula="of:=[.G161]+[.$I$9]" office:value-type="float" office:value="218" calcext:value-type="float">
            <text:p>21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Virtual Base Classes</text:p>
          </table:table-cell>
          <table:table-cell office:value-type="float" office:value="206" calcext:value-type="float">
            <text:p>206</text:p>
          </table:table-cell>
          <table:table-cell table:formula="of:=[.G162]+[.$I$9]" office:value-type="float" office:value="220" calcext:value-type="float">
            <text:p>22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ccess Control</text:p>
          </table:table-cell>
          <table:table-cell office:value-type="float" office:value="211" calcext:value-type="float">
            <text:p>211</text:p>
          </table:table-cell>
          <table:table-cell table:formula="of:=[.G163]+[.$I$9]" office:value-type="float" office:value="225" calcext:value-type="float">
            <text:p>22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Protected Members</text:p>
          </table:table-cell>
          <table:table-cell office:value-type="float" office:value="212" calcext:value-type="float">
            <text:p>212</text:p>
          </table:table-cell>
          <table:table-cell table:formula="of:=[.G164]+[.$I$9]" office:value-type="float" office:value="226" calcext:value-type="float">
            <text:p>22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ccess to Base Classes</text:p>
          </table:table-cell>
          <table:table-cell office:value-type="float" office:value="213" calcext:value-type="float">
            <text:p>213</text:p>
          </table:table-cell>
          <table:table-cell table:formula="of:=[.G165]+[.$I$9]" office:value-type="float" office:value="227" calcext:value-type="float">
            <text:p>227</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Free Store</text:p>
          </table:table-cell>
          <table:table-cell office:value-type="float" office:value="215" calcext:value-type="float">
            <text:p>215</text:p>
          </table:table-cell>
          <table:table-cell table:formula="of:=[.G166]+[.$I$9]" office:value-type="float" office:value="229" calcext:value-type="float">
            <text:p>22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Virtual Constructors</text:p>
          </table:table-cell>
          <table:table-cell office:value-type="float" office:value="217" calcext:value-type="float">
            <text:p>217</text:p>
          </table:table-cell>
          <table:table-cell table:formula="of:=[.G167]+[.$I$9]" office:value-type="float" office:value="231" calcext:value-type="float">
            <text:p>231</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Placement</text:p>
          </table:table-cell>
          <table:table-cell office:value-type="float" office:value="220" calcext:value-type="float">
            <text:p>220</text:p>
          </table:table-cell>
          <table:table-cell table:formula="of:=[.G168]+[.$I$9]" office:value-type="float" office:value="234" calcext:value-type="float">
            <text:p>23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xercises</text:p>
          </table:table-cell>
          <table:table-cell office:value-type="float" office:value="222" calcext:value-type="float">
            <text:p>222</text:p>
          </table:table-cell>
          <table:table-cell table:formula="of:=[.G169]+[.$I$9]" office:value-type="float" office:value="236" calcext:value-type="float">
            <text:p>236</text:p>
          </table:table-cell>
          <table:table-cell/>
        </table:table-row>
        <table:table-row table:style-name="ro1">
          <table:table-cell/>
          <table:table-cell office:value-type="float" office:value="7" calcext:value-type="float">
            <text:p>7</text:p>
          </table:table-cell>
          <table:table-cell table:number-columns-repeated="3"/>
          <table:table-cell office:value-type="string" calcext:value-type="string">
            <text:p>Operator Overloading</text:p>
          </table:table-cell>
          <table:table-cell office:value-type="float" office:value="225" calcext:value-type="float">
            <text:p>225</text:p>
          </table:table-cell>
          <table:table-cell table:formula="of:=[.G170]+[.$I$9]" office:value-type="float" office:value="239" calcext:value-type="float">
            <text:p>23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225" calcext:value-type="float">
            <text:p>225</text:p>
          </table:table-cell>
          <table:table-cell table:formula="of:=[.G171]+[.$I$9]" office:value-type="float" office:value="239" calcext:value-type="float">
            <text:p>23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perator Functions</text:p>
          </table:table-cell>
          <table:table-cell office:value-type="float" office:value="226" calcext:value-type="float">
            <text:p>226</text:p>
          </table:table-cell>
          <table:table-cell table:formula="of:=[.G172]+[.$I$9]" office:value-type="float" office:value="240" calcext:value-type="float">
            <text:p>240</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Binary and Unary Operators</text:p>
          </table:table-cell>
          <table:table-cell office:value-type="float" office:value="227" calcext:value-type="float">
            <text:p>227</text:p>
          </table:table-cell>
          <table:table-cell table:formula="of:=[.G173]+[.$I$9]" office:value-type="float" office:value="241" calcext:value-type="float">
            <text:p>241</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Predefined Meanings for Operators</text:p>
          </table:table-cell>
          <table:table-cell office:value-type="float" office:value="228" calcext:value-type="float">
            <text:p>228</text:p>
          </table:table-cell>
          <table:table-cell table:formula="of:=[.G174]+[.$I$9]" office:value-type="float" office:value="242" calcext:value-type="float">
            <text:p>24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Operators and User-defined Types</text:p>
          </table:table-cell>
          <table:table-cell office:value-type="float" office:value="228" calcext:value-type="float">
            <text:p>228</text:p>
          </table:table-cell>
          <table:table-cell table:formula="of:=[.G175]+[.$I$9]" office:value-type="float" office:value="242" calcext:value-type="float">
            <text:p>24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User-defined Type Conversion</text:p>
          </table:table-cell>
          <table:table-cell office:value-type="float" office:value="229" calcext:value-type="float">
            <text:p>229</text:p>
          </table:table-cell>
          <table:table-cell table:formula="of:=[.G176]+[.$I$9]" office:value-type="float" office:value="243" calcext:value-type="float">
            <text:p>243</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onstructors</text:p>
          </table:table-cell>
          <table:table-cell office:value-type="float" office:value="230" calcext:value-type="float">
            <text:p>230</text:p>
          </table:table-cell>
          <table:table-cell table:formula="of:=[.G177]+[.$I$9]" office:value-type="float" office:value="244" calcext:value-type="float">
            <text:p>2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version Operators</text:p>
          </table:table-cell>
          <table:table-cell office:value-type="float" office:value="232" calcext:value-type="float">
            <text:p>232</text:p>
          </table:table-cell>
          <table:table-cell table:formula="of:=[.G178]+[.$I$9]" office:value-type="float" office:value="246" calcext:value-type="float">
            <text:p>24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mbiguities</text:p>
          </table:table-cell>
          <table:table-cell office:value-type="float" office:value="233" calcext:value-type="float">
            <text:p>233</text:p>
          </table:table-cell>
          <table:table-cell table:formula="of:=[.G179]+[.$I$9]" office:value-type="float" office:value="247" calcext:value-type="float">
            <text:p>247</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Literals</text:p>
          </table:table-cell>
          <table:table-cell office:value-type="float" office:value="236" calcext:value-type="float">
            <text:p>236</text:p>
          </table:table-cell>
          <table:table-cell table:formula="of:=[.G180]+[.$I$9]" office:value-type="float" office:value="250" calcext:value-type="float">
            <text:p>250</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Large Objects</text:p>
          </table:table-cell>
          <table:table-cell office:value-type="float" office:value="236" calcext:value-type="float">
            <text:p>236</text:p>
          </table:table-cell>
          <table:table-cell table:formula="of:=[.G181]+[.$I$9]" office:value-type="float" office:value="250" calcext:value-type="float">
            <text:p>250</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ssignment and Initialization</text:p>
          </table:table-cell>
          <table:table-cell office:value-type="float" office:value="237" calcext:value-type="float">
            <text:p>237</text:p>
          </table:table-cell>
          <table:table-cell table:formula="of:=[.G182]+[.$I$9]" office:value-type="float" office:value="251" calcext:value-type="float">
            <text:p>251</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Subscripting</text:p>
          </table:table-cell>
          <table:table-cell office:value-type="float" office:value="240" calcext:value-type="float">
            <text:p>240</text:p>
          </table:table-cell>
          <table:table-cell table:formula="of:=[.G183]+[.$I$9]" office:value-type="float" office:value="254" calcext:value-type="float">
            <text:p>25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Function Call</text:p>
          </table:table-cell>
          <table:table-cell office:value-type="float" office:value="242" calcext:value-type="float">
            <text:p>242</text:p>
          </table:table-cell>
          <table:table-cell table:formula="of:=[.G184]+[.$I$9]" office:value-type="float" office:value="256" calcext:value-type="float">
            <text:p>256</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Dereferencing</text:p>
          </table:table-cell>
          <table:table-cell office:value-type="float" office:value="244" calcext:value-type="float">
            <text:p>244</text:p>
          </table:table-cell>
          <table:table-cell table:formula="of:=[.G185]+[.$I$9]" office:value-type="float" office:value="258" calcext:value-type="float">
            <text:p>258</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Increment and Decrement</text:p>
          </table:table-cell>
          <table:table-cell office:value-type="float" office:value="246" calcext:value-type="float">
            <text:p>246</text:p>
          </table:table-cell>
          <table:table-cell table:formula="of:=[.G186]+[.$I$9]" office:value-type="float" office:value="260" calcext:value-type="float">
            <text:p>260</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A String Class</text:p>
          </table:table-cell>
          <table:table-cell office:value-type="float" office:value="248" calcext:value-type="float">
            <text:p>248</text:p>
          </table:table-cell>
          <table:table-cell table:formula="of:=[.G187]+[.$I$9]" office:value-type="float" office:value="262" calcext:value-type="float">
            <text:p>262</text:p>
          </table:table-cell>
          <table:table-cell/>
        </table:table-row>
        <table:table-row table:style-name="ro1">
          <table:table-cell table:number-columns-repeated="2"/>
          <table:table-cell office:value-type="float" office:value="12" calcext:value-type="float">
            <text:p>12</text:p>
          </table:table-cell>
          <table:table-cell table:number-columns-repeated="2"/>
          <table:table-cell office:value-type="string" calcext:value-type="string">
            <text:p>Friends and Members</text:p>
          </table:table-cell>
          <table:table-cell office:value-type="float" office:value="251" calcext:value-type="float">
            <text:p>251</text:p>
          </table:table-cell>
          <table:table-cell table:formula="of:=[.G188]+[.$I$9]" office:value-type="float" office:value="265" calcext:value-type="float">
            <text:p>265</text:p>
          </table:table-cell>
          <table:table-cell/>
        </table:table-row>
        <table:table-row table:style-name="ro1">
          <table:table-cell table:number-columns-repeated="2"/>
          <table:table-cell office:value-type="float" office:value="13" calcext:value-type="float">
            <text:p>13</text:p>
          </table:table-cell>
          <table:table-cell table:number-columns-repeated="2"/>
          <table:table-cell office:value-type="string" calcext:value-type="string">
            <text:p>Caveat</text:p>
          </table:table-cell>
          <table:table-cell office:value-type="float" office:value="252" calcext:value-type="float">
            <text:p>252</text:p>
          </table:table-cell>
          <table:table-cell table:formula="of:=[.G189]+[.$I$9]" office:value-type="float" office:value="266" calcext:value-type="float">
            <text:p>266</text:p>
          </table:table-cell>
          <table:table-cell/>
        </table:table-row>
        <table:table-row table:style-name="ro1">
          <table:table-cell table:number-columns-repeated="2"/>
          <table:table-cell office:value-type="float" office:value="14" calcext:value-type="float">
            <text:p>14</text:p>
          </table:table-cell>
          <table:table-cell table:number-columns-repeated="2"/>
          <table:table-cell office:value-type="string" calcext:value-type="string">
            <text:p>Exercises</text:p>
          </table:table-cell>
          <table:table-cell office:value-type="float" office:value="253" calcext:value-type="float">
            <text:p>253</text:p>
          </table:table-cell>
          <table:table-cell table:formula="of:=[.G190]+[.$I$9]" office:value-type="float" office:value="267" calcext:value-type="float">
            <text:p>267</text:p>
          </table:table-cell>
          <table:table-cell/>
        </table:table-row>
        <table:table-row table:style-name="ro1">
          <table:table-cell/>
          <table:table-cell office:value-type="float" office:value="8" calcext:value-type="float">
            <text:p>8</text:p>
          </table:table-cell>
          <table:table-cell table:number-columns-repeated="3"/>
          <table:table-cell office:value-type="string" calcext:value-type="string">
            <text:p>Templates</text:p>
          </table:table-cell>
          <table:table-cell office:value-type="float" office:value="255" calcext:value-type="float">
            <text:p>255</text:p>
          </table:table-cell>
          <table:table-cell table:formula="of:=[.G191]+[.$I$9]" office:value-type="float" office:value="269" calcext:value-type="float">
            <text:p>26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255" calcext:value-type="float">
            <text:p>255</text:p>
          </table:table-cell>
          <table:table-cell table:formula="of:=[.G192]+[.$I$9]" office:value-type="float" office:value="269" calcext:value-type="float">
            <text:p>26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A Simple Template</text:p>
          </table:table-cell>
          <table:table-cell office:value-type="float" office:value="256" calcext:value-type="float">
            <text:p>256</text:p>
          </table:table-cell>
          <table:table-cell table:formula="of:=[.G193]+[.$I$9]" office:value-type="float" office:value="270" calcext:value-type="float">
            <text:p>270</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List Templates</text:p>
          </table:table-cell>
          <table:table-cell office:value-type="float" office:value="259" calcext:value-type="float">
            <text:p>259</text:p>
          </table:table-cell>
          <table:table-cell table:formula="of:=[.G194]+[.$I$9]" office:value-type="float" office:value="273" calcext:value-type="float">
            <text:p>273</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n Intrusive List</text:p>
          </table:table-cell>
          <table:table-cell office:value-type="float" office:value="259" calcext:value-type="float">
            <text:p>259</text:p>
          </table:table-cell>
          <table:table-cell table:formula="of:=[.G195]+[.$I$9]" office:value-type="float" office:value="273" calcext:value-type="float">
            <text:p>27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 Non-intrusive List</text:p>
          </table:table-cell>
          <table:table-cell office:value-type="float" office:value="262" calcext:value-type="float">
            <text:p>262</text:p>
          </table:table-cell>
          <table:table-cell table:formula="of:=[.G196]+[.$I$9]" office:value-type="float" office:value="276" calcext:value-type="float">
            <text:p>27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 List Implementation</text:p>
          </table:table-cell>
          <table:table-cell office:value-type="float" office:value="265" calcext:value-type="float">
            <text:p>265</text:p>
          </table:table-cell>
          <table:table-cell table:formula="of:=[.G197]+[.$I$9]" office:value-type="float" office:value="279" calcext:value-type="float">
            <text:p>279</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Iteration</text:p>
          </table:table-cell>
          <table:table-cell office:value-type="float" office:value="267" calcext:value-type="float">
            <text:p>267</text:p>
          </table:table-cell>
          <table:table-cell table:formula="of:=[.G198]+[.$I$9]" office:value-type="float" office:value="281" calcext:value-type="float">
            <text:p>28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Function Templates</text:p>
          </table:table-cell>
          <table:table-cell office:value-type="float" office:value="270" calcext:value-type="float">
            <text:p>270</text:p>
          </table:table-cell>
          <table:table-cell table:formula="of:=[.G199]+[.$I$9]" office:value-type="float" office:value="284" calcext:value-type="float">
            <text:p>28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A Simple Global Function Template</text:p>
          </table:table-cell>
          <table:table-cell office:value-type="float" office:value="271" calcext:value-type="float">
            <text:p>271</text:p>
          </table:table-cell>
          <table:table-cell table:formula="of:=[.G200]+[.$I$9]" office:value-type="float" office:value="285" calcext:value-type="float">
            <text:p>285</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dding Operations by Derivation</text:p>
          </table:table-cell>
          <table:table-cell office:value-type="float" office:value="272" calcext:value-type="float">
            <text:p>272</text:p>
          </table:table-cell>
          <table:table-cell table:formula="of:=[.G201]+[.$I$9]" office:value-type="float" office:value="286" calcext:value-type="float">
            <text:p>286</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Passing Operations as Function Arguments</text:p>
          </table:table-cell>
          <table:table-cell office:value-type="float" office:value="274" calcext:value-type="float">
            <text:p>274</text:p>
          </table:table-cell>
          <table:table-cell table:formula="of:=[.G202]+[.$I$9]" office:value-type="float" office:value="288" calcext:value-type="float">
            <text:p>288</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Passing Operations Implicitly</text:p>
          </table:table-cell>
          <table:table-cell office:value-type="float" office:value="275" calcext:value-type="float">
            <text:p>275</text:p>
          </table:table-cell>
          <table:table-cell table:formula="of:=[.G203]+[.$I$9]" office:value-type="float" office:value="289" calcext:value-type="float">
            <text:p>289</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Adding Operations as Class Template Arguments</text:p>
          </table:table-cell>
          <table:table-cell office:value-type="float" office:value="276" calcext:value-type="float">
            <text:p>276</text:p>
          </table:table-cell>
          <table:table-cell table:formula="of:=[.G204]+[.$I$9]" office:value-type="float" office:value="290" calcext:value-type="float">
            <text:p>290</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Template Function Overloading Resolution</text:p>
          </table:table-cell>
          <table:table-cell office:value-type="float" office:value="277" calcext:value-type="float">
            <text:p>277</text:p>
          </table:table-cell>
          <table:table-cell table:formula="of:=[.G205]+[.$I$9]" office:value-type="float" office:value="291" calcext:value-type="float">
            <text:p>29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Template Arguments</text:p>
          </table:table-cell>
          <table:table-cell office:value-type="float" office:value="279" calcext:value-type="float">
            <text:p>279</text:p>
          </table:table-cell>
          <table:table-cell table:formula="of:=[.G206]+[.$I$9]" office:value-type="float" office:value="293" calcext:value-type="float">
            <text:p>293</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Derivation and Templates</text:p>
          </table:table-cell>
          <table:table-cell office:value-type="float" office:value="281" calcext:value-type="float">
            <text:p>281</text:p>
          </table:table-cell>
          <table:table-cell table:formula="of:=[.G207]+[.$I$9]" office:value-type="float" office:value="295" calcext:value-type="float">
            <text:p>29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Specifying Implementation through Template Arguments</text:p>
          </table:table-cell>
          <table:table-cell office:value-type="float" office:value="282" calcext:value-type="float">
            <text:p>282</text:p>
          </table:table-cell>
          <table:table-cell table:formula="of:=[.G208]+[.$I$9]" office:value-type="float" office:value="296" calcext:value-type="float">
            <text:p>296</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An Associative Array</text:p>
          </table:table-cell>
          <table:table-cell office:value-type="float" office:value="284" calcext:value-type="float">
            <text:p>284</text:p>
          </table:table-cell>
          <table:table-cell table:formula="of:=[.G209]+[.$I$9]" office:value-type="float" office:value="298" calcext:value-type="float">
            <text:p>298</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Exercises</text:p>
          </table:table-cell>
          <table:table-cell office:value-type="float" office:value="291" calcext:value-type="float">
            <text:p>291</text:p>
          </table:table-cell>
          <table:table-cell table:formula="of:=[.G210]+[.$I$9]" office:value-type="float" office:value="305" calcext:value-type="float">
            <text:p>305</text:p>
          </table:table-cell>
          <table:table-cell/>
        </table:table-row>
        <table:table-row table:style-name="ro1">
          <table:table-cell/>
          <table:table-cell office:value-type="float" office:value="9" calcext:value-type="float">
            <text:p>9</text:p>
          </table:table-cell>
          <table:table-cell table:number-columns-repeated="3"/>
          <table:table-cell office:value-type="string" calcext:value-type="string">
            <text:p>Exception Handling</text:p>
          </table:table-cell>
          <table:table-cell office:value-type="float" office:value="293" calcext:value-type="float">
            <text:p>293</text:p>
          </table:table-cell>
          <table:table-cell table:formula="of:=[.G211]+[.$I$9]" office:value-type="float" office:value="307" calcext:value-type="float">
            <text:p>30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rror Handling</text:p>
          </table:table-cell>
          <table:table-cell office:value-type="float" office:value="293" calcext:value-type="float">
            <text:p>293</text:p>
          </table:table-cell>
          <table:table-cell table:formula="of:=[.G212]+[.$I$9]" office:value-type="float" office:value="307" calcext:value-type="float">
            <text:p>307</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Exceptions and Traditional Error Handling</text:p>
          </table:table-cell>
          <table:table-cell office:value-type="float" office:value="296" calcext:value-type="float">
            <text:p>296</text:p>
          </table:table-cell>
          <table:table-cell table:formula="of:=[.G213]+[.$I$9]" office:value-type="float" office:value="310" calcext:value-type="float">
            <text:p>31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lternative Views on Exceptions</text:p>
          </table:table-cell>
          <table:table-cell office:value-type="float" office:value="297" calcext:value-type="float">
            <text:p>297</text:p>
          </table:table-cell>
          <table:table-cell table:formula="of:=[.G214]+[.$I$9]" office:value-type="float" office:value="311" calcext:value-type="float">
            <text:p>31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Discrimination of Exceptions</text:p>
          </table:table-cell>
          <table:table-cell office:value-type="float" office:value="297" calcext:value-type="float">
            <text:p>297</text:p>
          </table:table-cell>
          <table:table-cell table:formula="of:=[.G215]+[.$I$9]" office:value-type="float" office:value="311" calcext:value-type="float">
            <text:p>311</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Naming of Exceptions</text:p>
          </table:table-cell>
          <table:table-cell office:value-type="float" office:value="300" calcext:value-type="float">
            <text:p>300</text:p>
          </table:table-cell>
          <table:table-cell table:formula="of:=[.G216]+[.$I$9]" office:value-type="float" office:value="314" calcext:value-type="float">
            <text:p>31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Grouping of Exceptions</text:p>
          </table:table-cell>
          <table:table-cell office:value-type="float" office:value="302" calcext:value-type="float">
            <text:p>302</text:p>
          </table:table-cell>
          <table:table-cell table:formula="of:=[.G217]+[.$I$9]" office:value-type="float" office:value="316" calcext:value-type="float">
            <text:p>31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Derived Exceptions</text:p>
          </table:table-cell>
          <table:table-cell office:value-type="float" office:value="304" calcext:value-type="float">
            <text:p>304</text:p>
          </table:table-cell>
          <table:table-cell table:formula="of:=[.G218]+[.$I$9]" office:value-type="float" office:value="318" calcext:value-type="float">
            <text:p>318</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Resource Acquisition</text:p>
          </table:table-cell>
          <table:table-cell office:value-type="float" office:value="308" calcext:value-type="float">
            <text:p>308</text:p>
          </table:table-cell>
          <table:table-cell table:formula="of:=[.G219]+[.$I$9]" office:value-type="float" office:value="322" calcext:value-type="float">
            <text:p>322</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onstructors and Destructors</text:p>
          </table:table-cell>
          <table:table-cell office:value-type="float" office:value="309" calcext:value-type="float">
            <text:p>309</text:p>
          </table:table-cell>
          <table:table-cell table:formula="of:=[.G220]+[.$I$9]" office:value-type="float" office:value="323" calcext:value-type="float">
            <text:p>32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aveat</text:p>
          </table:table-cell>
          <table:table-cell office:value-type="float" office:value="311" calcext:value-type="float">
            <text:p>311</text:p>
          </table:table-cell>
          <table:table-cell table:formula="of:=[.G221]+[.$I$9]" office:value-type="float" office:value="325" calcext:value-type="float">
            <text:p>32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Resource Exhaustion</text:p>
          </table:table-cell>
          <table:table-cell office:value-type="float" office:value="312" calcext:value-type="float">
            <text:p>312</text:p>
          </table:table-cell>
          <table:table-cell table:formula="of:=[.G222]+[.$I$9]" office:value-type="float" office:value="326" calcext:value-type="float">
            <text:p>326</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ceptions and Constructors</text:p>
          </table:table-cell>
          <table:table-cell office:value-type="float" office:value="314" calcext:value-type="float">
            <text:p>314</text:p>
          </table:table-cell>
          <table:table-cell table:formula="of:=[.G223]+[.$I$9]" office:value-type="float" office:value="328" calcext:value-type="float">
            <text:p>328</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ceptions that are not Errors</text:p>
          </table:table-cell>
          <table:table-cell office:value-type="float" office:value="315" calcext:value-type="float">
            <text:p>315</text:p>
          </table:table-cell>
          <table:table-cell table:formula="of:=[.G224]+[.$I$9]" office:value-type="float" office:value="329" calcext:value-type="float">
            <text:p>329</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Interface Specifications</text:p>
          </table:table-cell>
          <table:table-cell office:value-type="float" office:value="317" calcext:value-type="float">
            <text:p>317</text:p>
          </table:table-cell>
          <table:table-cell table:formula="of:=[.G225]+[.$I$9]" office:value-type="float" office:value="331" calcext:value-type="float">
            <text:p>33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Unexpected Exceptions</text:p>
          </table:table-cell>
          <table:table-cell office:value-type="float" office:value="319" calcext:value-type="float">
            <text:p>319</text:p>
          </table:table-cell>
          <table:table-cell table:formula="of:=[.G226]+[.$I$9]" office:value-type="float" office:value="333" calcext:value-type="float">
            <text:p>333</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Uncaught Exceptions</text:p>
          </table:table-cell>
          <table:table-cell office:value-type="float" office:value="320" calcext:value-type="float">
            <text:p>320</text:p>
          </table:table-cell>
          <table:table-cell table:formula="of:=[.G227]+[.$I$9]" office:value-type="float" office:value="334" calcext:value-type="float">
            <text:p>334</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Error-Handling Alternatives</text:p>
          </table:table-cell>
          <table:table-cell office:value-type="float" office:value="321" calcext:value-type="float">
            <text:p>321</text:p>
          </table:table-cell>
          <table:table-cell table:formula="of:=[.G228]+[.$I$9]" office:value-type="float" office:value="335" calcext:value-type="float">
            <text:p>335</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Exercises</text:p>
          </table:table-cell>
          <table:table-cell office:value-type="float" office:value="324" calcext:value-type="float">
            <text:p>324</text:p>
          </table:table-cell>
          <table:table-cell table:formula="of:=[.G229]+[.$I$9]" office:value-type="float" office:value="338" calcext:value-type="float">
            <text:p>338</text:p>
          </table:table-cell>
          <table:table-cell/>
        </table:table-row>
        <table:table-row table:style-name="ro1">
          <table:table-cell/>
          <table:table-cell office:value-type="float" office:value="10" calcext:value-type="float">
            <text:p>10</text:p>
          </table:table-cell>
          <table:table-cell table:number-columns-repeated="3"/>
          <table:table-cell office:value-type="string" calcext:value-type="string">
            <text:p>Streams</text:p>
          </table:table-cell>
          <table:table-cell office:value-type="float" office:value="325" calcext:value-type="float">
            <text:p>325</text:p>
          </table:table-cell>
          <table:table-cell table:formula="of:=[.G230]+[.$I$9]" office:value-type="float" office:value="339" calcext:value-type="float">
            <text:p>33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325" calcext:value-type="float">
            <text:p>325</text:p>
          </table:table-cell>
          <table:table-cell table:formula="of:=[.G231]+[.$I$9]" office:value-type="float" office:value="339" calcext:value-type="float">
            <text:p>339</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Output</text:p>
          </table:table-cell>
          <table:table-cell office:value-type="float" office:value="327" calcext:value-type="float">
            <text:p>327</text:p>
          </table:table-cell>
          <table:table-cell table:formula="of:=[.G232]+[.$I$9]" office:value-type="float" office:value="341" calcext:value-type="float">
            <text:p>34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Output of Built-in Types</text:p>
          </table:table-cell>
          <table:table-cell office:value-type="float" office:value="328" calcext:value-type="float">
            <text:p>328</text:p>
          </table:table-cell>
          <table:table-cell table:formula="of:=[.G233]+[.$I$9]" office:value-type="float" office:value="342" calcext:value-type="float">
            <text:p>342</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Output of User-defined Types</text:p>
          </table:table-cell>
          <table:table-cell office:value-type="float" office:value="329" calcext:value-type="float">
            <text:p>329</text:p>
          </table:table-cell>
          <table:table-cell table:formula="of:=[.G234]+[.$I$9]" office:value-type="float" office:value="343" calcext:value-type="float">
            <text:p>343</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Input</text:p>
          </table:table-cell>
          <table:table-cell office:value-type="float" office:value="330" calcext:value-type="float">
            <text:p>330</text:p>
          </table:table-cell>
          <table:table-cell table:formula="of:=[.G235]+[.$I$9]" office:value-type="float" office:value="344" calcext:value-type="float">
            <text:p>34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nput of Built-in Types</text:p>
          </table:table-cell>
          <table:table-cell office:value-type="float" office:value="330" calcext:value-type="float">
            <text:p>330</text:p>
          </table:table-cell>
          <table:table-cell table:formula="of:=[.G236]+[.$I$9]" office:value-type="float" office:value="344" calcext:value-type="float">
            <text:p>344</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ream States</text:p>
          </table:table-cell>
          <table:table-cell office:value-type="float" office:value="333" calcext:value-type="float">
            <text:p>333</text:p>
          </table:table-cell>
          <table:table-cell table:formula="of:=[.G237]+[.$I$9]" office:value-type="float" office:value="347" calcext:value-type="float">
            <text:p>34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put of User-defined Types</text:p>
          </table:table-cell>
          <table:table-cell office:value-type="float" office:value="336" calcext:value-type="float">
            <text:p>336</text:p>
          </table:table-cell>
          <table:table-cell table:formula="of:=[.G238]+[.$I$9]" office:value-type="float" office:value="350" calcext:value-type="float">
            <text:p>350</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Formatting</text:p>
          </table:table-cell>
          <table:table-cell office:value-type="float" office:value="337" calcext:value-type="float">
            <text:p>337</text:p>
          </table:table-cell>
          <table:table-cell table:formula="of:=[.G239]+[.$I$9]" office:value-type="float" office:value="351" calcext:value-type="float">
            <text:p>35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lass ios</text:p>
          </table:table-cell>
          <table:table-cell office:value-type="float" office:value="337" calcext:value-type="float">
            <text:p>337</text:p>
          </table:table-cell>
          <table:table-cell table:formula="of:=[.G240]+[.$I$9]" office:value-type="float" office:value="351" calcext:value-type="float">
            <text:p>351</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Tying of Streams</text:p>
          </table:table-cell>
          <table:table-cell office:value-type="float" office:value="338" calcext:value-type="float">
            <text:p>338</text:p>
          </table:table-cell>
          <table:table-cell table:formula="of:=[.G241]+[.$I$9]" office:value-type="float" office:value="352" calcext:value-type="float">
            <text:p>352</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Output Fields</text:p>
          </table:table-cell>
          <table:table-cell office:value-type="float" office:value="339" calcext:value-type="float">
            <text:p>339</text:p>
          </table:table-cell>
          <table:table-cell table:formula="of:=[.G242]+[.$I$9]" office:value-type="float" office:value="353" calcext:value-type="float">
            <text:p>353</text:p>
          </table:table-cell>
          <table:table-cell/>
        </table:table-row>
        <table:table-row table:style-name="ro1">
          <table:table-cell table:number-columns-repeated="4"/>
          <table:table-cell office:value-type="float" office:value="3" calcext:value-type="float">
            <text:p>3</text:p>
          </table:table-cell>
          <table:table-cell office:value-type="string" calcext:value-type="string">
            <text:p>Format State</text:p>
          </table:table-cell>
          <table:table-cell office:value-type="float" office:value="340" calcext:value-type="float">
            <text:p>340</text:p>
          </table:table-cell>
          <table:table-cell table:formula="of:=[.G243]+[.$I$9]" office:value-type="float" office:value="354" calcext:value-type="float">
            <text:p>354</text:p>
          </table:table-cell>
          <table:table-cell/>
        </table:table-row>
        <table:table-row table:style-name="ro1">
          <table:table-cell table:number-columns-repeated="4"/>
          <table:table-cell office:value-type="float" office:value="4" calcext:value-type="float">
            <text:p>4</text:p>
          </table:table-cell>
          <table:table-cell office:value-type="string" calcext:value-type="string">
            <text:p>Integer Output</text:p>
          </table:table-cell>
          <table:table-cell office:value-type="float" office:value="341" calcext:value-type="float">
            <text:p>341</text:p>
          </table:table-cell>
          <table:table-cell table:formula="of:=[.G244]+[.$I$9]" office:value-type="float" office:value="355" calcext:value-type="float">
            <text:p>355</text:p>
          </table:table-cell>
          <table:table-cell/>
        </table:table-row>
        <table:table-row table:style-name="ro1">
          <table:table-cell table:number-columns-repeated="4"/>
          <table:table-cell office:value-type="float" office:value="5" calcext:value-type="float">
            <text:p>5</text:p>
          </table:table-cell>
          <table:table-cell office:value-type="string" calcext:value-type="string">
            <text:p>Field Adjustment</text:p>
          </table:table-cell>
          <table:table-cell office:value-type="float" office:value="342" calcext:value-type="float">
            <text:p>342</text:p>
          </table:table-cell>
          <table:table-cell table:formula="of:=[.G245]+[.$I$9]" office:value-type="float" office:value="356" calcext:value-type="float">
            <text:p>356</text:p>
          </table:table-cell>
          <table:table-cell/>
        </table:table-row>
        <table:table-row table:style-name="ro1">
          <table:table-cell table:number-columns-repeated="4"/>
          <table:table-cell office:value-type="float" office:value="6" calcext:value-type="float">
            <text:p>6</text:p>
          </table:table-cell>
          <table:table-cell office:value-type="string" calcext:value-type="string">
            <text:p>Floating-Point Output</text:p>
          </table:table-cell>
          <table:table-cell office:value-type="float" office:value="343" calcext:value-type="float">
            <text:p>343</text:p>
          </table:table-cell>
          <table:table-cell table:formula="of:=[.G246]+[.$I$9]" office:value-type="float" office:value="357" calcext:value-type="float">
            <text:p>35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Manipulators</text:p>
          </table:table-cell>
          <table:table-cell office:value-type="float" office:value="344" calcext:value-type="float">
            <text:p>344</text:p>
          </table:table-cell>
          <table:table-cell table:formula="of:=[.G247]+[.$I$9]" office:value-type="float" office:value="358" calcext:value-type="float">
            <text:p>358</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Standard I/O Manipulators</text:p>
          </table:table-cell>
          <table:table-cell office:value-type="float" office:value="347" calcext:value-type="float">
            <text:p>347</text:p>
          </table:table-cell>
          <table:table-cell table:formula="of:=[.G248]+[.$I$9]" office:value-type="float" office:value="361" calcext:value-type="float">
            <text:p>361</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Members of ostream</text:p>
          </table:table-cell>
          <table:table-cell office:value-type="float" office:value="348" calcext:value-type="float">
            <text:p>348</text:p>
          </table:table-cell>
          <table:table-cell table:formula="of:=[.G249]+[.$I$9]" office:value-type="float" office:value="362" calcext:value-type="float">
            <text:p>362</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Members of istream</text:p>
          </table:table-cell>
          <table:table-cell office:value-type="float" office:value="350" calcext:value-type="float">
            <text:p>350</text:p>
          </table:table-cell>
          <table:table-cell table:formula="of:=[.G250]+[.$I$9]" office:value-type="float" office:value="364" calcext:value-type="float">
            <text:p>36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Files and Streams</text:p>
          </table:table-cell>
          <table:table-cell office:value-type="float" office:value="350" calcext:value-type="float">
            <text:p>350</text:p>
          </table:table-cell>
          <table:table-cell table:formula="of:=[.G251]+[.$I$9]" office:value-type="float" office:value="364" calcext:value-type="float">
            <text:p>364</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Closing of Streams</text:p>
          </table:table-cell>
          <table:table-cell office:value-type="float" office:value="352" calcext:value-type="float">
            <text:p>352</text:p>
          </table:table-cell>
          <table:table-cell table:formula="of:=[.G252]+[.$I$9]" office:value-type="float" office:value="366" calcext:value-type="float">
            <text:p>36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tring Streams</text:p>
          </table:table-cell>
          <table:table-cell office:value-type="float" office:value="353" calcext:value-type="float">
            <text:p>353</text:p>
          </table:table-cell>
          <table:table-cell table:formula="of:=[.G253]+[.$I$9]" office:value-type="float" office:value="367" calcext:value-type="float">
            <text:p>367</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Buffering</text:p>
          </table:table-cell>
          <table:table-cell office:value-type="float" office:value="354" calcext:value-type="float">
            <text:p>354</text:p>
          </table:table-cell>
          <table:table-cell table:formula="of:=[.G254]+[.$I$9]" office:value-type="float" office:value="368" calcext:value-type="float">
            <text:p>368</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C Input/Output</text:p>
          </table:table-cell>
          <table:table-cell office:value-type="float" office:value="356" calcext:value-type="float">
            <text:p>356</text:p>
          </table:table-cell>
          <table:table-cell table:formula="of:=[.G255]+[.$I$9]" office:value-type="float" office:value="370" calcext:value-type="float">
            <text:p>370</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Exercises</text:p>
          </table:table-cell>
          <table:table-cell office:value-type="float" office:value="358" calcext:value-type="float">
            <text:p>358</text:p>
          </table:table-cell>
          <table:table-cell table:formula="of:=[.G256]+[.$I$9]" office:value-type="float" office:value="372" calcext:value-type="float">
            <text:p>372</text:p>
          </table:table-cell>
          <table:table-cell/>
        </table:table-row>
        <table:table-row table:style-name="ro1">
          <table:table-cell/>
          <table:table-cell office:value-type="float" office:value="11" calcext:value-type="float">
            <text:p>11</text:p>
          </table:table-cell>
          <table:table-cell table:number-columns-repeated="3"/>
          <table:table-cell office:value-type="string" calcext:value-type="string">
            <text:p>Design and Development</text:p>
          </table:table-cell>
          <table:table-cell office:value-type="float" office:value="361" calcext:value-type="float">
            <text:p>361</text:p>
          </table:table-cell>
          <table:table-cell table:formula="of:=[.G257]+[.$I$9]" office:value-type="float" office:value="375" calcext:value-type="float">
            <text:p>37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361" calcext:value-type="float">
            <text:p>361</text:p>
          </table:table-cell>
          <table:table-cell table:formula="of:=[.G258]+[.$I$9]" office:value-type="float" office:value="375" calcext:value-type="float">
            <text:p>375</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Aims and Means</text:p>
          </table:table-cell>
          <table:table-cell office:value-type="float" office:value="364" calcext:value-type="float">
            <text:p>364</text:p>
          </table:table-cell>
          <table:table-cell table:formula="of:=[.G259]+[.$I$9]" office:value-type="float" office:value="378" calcext:value-type="float">
            <text:p>378</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The Development Process</text:p>
          </table:table-cell>
          <table:table-cell office:value-type="float" office:value="367" calcext:value-type="float">
            <text:p>367</text:p>
          </table:table-cell>
          <table:table-cell table:formula="of:=[.G260]+[.$I$9]" office:value-type="float" office:value="381" calcext:value-type="float">
            <text:p>381</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he Development Cycle</text:p>
          </table:table-cell>
          <table:table-cell office:value-type="float" office:value="369" calcext:value-type="float">
            <text:p>369</text:p>
          </table:table-cell>
          <table:table-cell table:formula="of:=[.G261]+[.$I$9]" office:value-type="float" office:value="383" calcext:value-type="float">
            <text:p>383</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Design Aims</text:p>
          </table:table-cell>
          <table:table-cell office:value-type="float" office:value="371" calcext:value-type="float">
            <text:p>371</text:p>
          </table:table-cell>
          <table:table-cell table:formula="of:=[.G262]+[.$I$9]" office:value-type="float" office:value="385" calcext:value-type="float">
            <text:p>385</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sign Steps</text:p>
          </table:table-cell>
          <table:table-cell office:value-type="float" office:value="372" calcext:value-type="float">
            <text:p>372</text:p>
          </table:table-cell>
          <table:table-cell table:formula="of:=[.G263]+[.$I$9]" office:value-type="float" office:value="386" calcext:value-type="float">
            <text:p>386</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Step 1: Find Classes</text:p>
          </table:table-cell>
          <table:table-cell office:value-type="float" office:value="373" calcext:value-type="float">
            <text:p>373</text:p>
          </table:table-cell>
          <table:table-cell table:formula="of:=[.G264]+[.$I$9]" office:value-type="float" office:value="387" calcext:value-type="float">
            <text:p>387</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Step 2: Specify Operations</text:p>
          </table:table-cell>
          <table:table-cell office:value-type="float" office:value="374" calcext:value-type="float">
            <text:p>374</text:p>
          </table:table-cell>
          <table:table-cell table:formula="of:=[.G265]+[.$I$9]" office:value-type="float" office:value="388" calcext:value-type="float">
            <text:p>388</text:p>
          </table:table-cell>
          <table:table-cell/>
        </table:table-row>
        <table:table-row table:style-name="ro1">
          <table:table-cell table:number-columns-repeated="4"/>
          <table:table-cell office:value-type="float" office:value="3" calcext:value-type="float">
            <text:p>3</text:p>
          </table:table-cell>
          <table:table-cell office:value-type="string" calcext:value-type="string">
            <text:p>Step 3: Specify Dependencies</text:p>
          </table:table-cell>
          <table:table-cell office:value-type="float" office:value="376" calcext:value-type="float">
            <text:p>376</text:p>
          </table:table-cell>
          <table:table-cell table:formula="of:=[.G266]+[.$I$9]" office:value-type="float" office:value="390" calcext:value-type="float">
            <text:p>390</text:p>
          </table:table-cell>
          <table:table-cell/>
        </table:table-row>
        <table:table-row table:style-name="ro1">
          <table:table-cell table:number-columns-repeated="4"/>
          <table:table-cell office:value-type="float" office:value="4" calcext:value-type="float">
            <text:p>4</text:p>
          </table:table-cell>
          <table:table-cell office:value-type="string" calcext:value-type="string">
            <text:p>Step 4: Specify Interfaces</text:p>
          </table:table-cell>
          <table:table-cell office:value-type="float" office:value="376" calcext:value-type="float">
            <text:p>376</text:p>
          </table:table-cell>
          <table:table-cell table:formula="of:=[.G267]+[.$I$9]" office:value-type="float" office:value="390" calcext:value-type="float">
            <text:p>390</text:p>
          </table:table-cell>
          <table:table-cell/>
        </table:table-row>
        <table:table-row table:style-name="ro1">
          <table:table-cell table:number-columns-repeated="4"/>
          <table:table-cell office:value-type="float" office:value="5" calcext:value-type="float">
            <text:p>5</text:p>
          </table:table-cell>
          <table:table-cell office:value-type="string" calcext:value-type="string">
            <text:p>Reorganization of Class Hierarchies</text:p>
          </table:table-cell>
          <table:table-cell office:value-type="float" office:value="377" calcext:value-type="float">
            <text:p>377</text:p>
          </table:table-cell>
          <table:table-cell table:formula="of:=[.G268]+[.$I$9]" office:value-type="float" office:value="391" calcext:value-type="float">
            <text:p>391</text:p>
          </table:table-cell>
          <table:table-cell/>
        </table:table-row>
        <table:table-row table:style-name="ro1">
          <table:table-cell table:number-columns-repeated="4"/>
          <table:table-cell office:value-type="float" office:value="6" calcext:value-type="float">
            <text:p>6</text:p>
          </table:table-cell>
          <table:table-cell office:value-type="string" calcext:value-type="string">
            <text:p>Use of Models</text:p>
          </table:table-cell>
          <table:table-cell office:value-type="float" office:value="377" calcext:value-type="float">
            <text:p>377</text:p>
          </table:table-cell>
          <table:table-cell table:formula="of:=[.G269]+[.$I$9]" office:value-type="float" office:value="391" calcext:value-type="float">
            <text:p>39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perimentation and Analysis</text:p>
          </table:table-cell>
          <table:table-cell office:value-type="float" office:value="378" calcext:value-type="float">
            <text:p>378</text:p>
          </table:table-cell>
          <table:table-cell table:formula="of:=[.G270]+[.$I$9]" office:value-type="float" office:value="392" calcext:value-type="float">
            <text:p>392</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Testing</text:p>
          </table:table-cell>
          <table:table-cell office:value-type="float" office:value="380" calcext:value-type="float">
            <text:p>380</text:p>
          </table:table-cell>
          <table:table-cell table:formula="of:=[.G271]+[.$I$9]" office:value-type="float" office:value="394" calcext:value-type="float">
            <text:p>394</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Software Maintenance</text:p>
          </table:table-cell>
          <table:table-cell office:value-type="float" office:value="381" calcext:value-type="float">
            <text:p>381</text:p>
          </table:table-cell>
          <table:table-cell table:formula="of:=[.G272]+[.$I$9]" office:value-type="float" office:value="395" calcext:value-type="float">
            <text:p>395</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Efficiency</text:p>
          </table:table-cell>
          <table:table-cell office:value-type="float" office:value="381" calcext:value-type="float">
            <text:p>381</text:p>
          </table:table-cell>
          <table:table-cell table:formula="of:=[.G273]+[.$I$9]" office:value-type="float" office:value="395" calcext:value-type="float">
            <text:p>395</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Management</text:p>
          </table:table-cell>
          <table:table-cell office:value-type="float" office:value="382" calcext:value-type="float">
            <text:p>382</text:p>
          </table:table-cell>
          <table:table-cell table:formula="of:=[.G274]+[.$I$9]" office:value-type="float" office:value="396" calcext:value-type="float">
            <text:p>39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Re-use</text:p>
          </table:table-cell>
          <table:table-cell office:value-type="float" office:value="382" calcext:value-type="float">
            <text:p>382</text:p>
          </table:table-cell>
          <table:table-cell table:formula="of:=[.G275]+[.$I$9]" office:value-type="float" office:value="396" calcext:value-type="float">
            <text:p>39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Scale</text:p>
          </table:table-cell>
          <table:table-cell office:value-type="float" office:value="384" calcext:value-type="float">
            <text:p>384</text:p>
          </table:table-cell>
          <table:table-cell table:formula="of:=[.G276]+[.$I$9]" office:value-type="float" office:value="398" calcext:value-type="float">
            <text:p>39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ndividuals</text:p>
          </table:table-cell>
          <table:table-cell office:value-type="float" office:value="385" calcext:value-type="float">
            <text:p>385</text:p>
          </table:table-cell>
          <table:table-cell table:formula="of:=[.G277]+[.$I$9]" office:value-type="float" office:value="399" calcext:value-type="float">
            <text:p>39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les of Thumb</text:p>
          </table:table-cell>
          <table:table-cell office:value-type="float" office:value="387" calcext:value-type="float">
            <text:p>387</text:p>
          </table:table-cell>
          <table:table-cell table:formula="of:=[.G278]+[.$I$9]" office:value-type="float" office:value="401" calcext:value-type="float">
            <text:p>401</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Annotated Bibliography</text:p>
          </table:table-cell>
          <table:table-cell office:value-type="float" office:value="388" calcext:value-type="float">
            <text:p>388</text:p>
          </table:table-cell>
          <table:table-cell table:formula="of:=[.G279]+[.$I$9]" office:value-type="float" office:value="402" calcext:value-type="float">
            <text:p>402</text:p>
          </table:table-cell>
          <table:table-cell/>
        </table:table-row>
        <table:table-row table:style-name="ro1">
          <table:table-cell/>
          <table:table-cell office:value-type="float" office:value="12" calcext:value-type="float">
            <text:p>12</text:p>
          </table:table-cell>
          <table:table-cell table:number-columns-repeated="3"/>
          <table:table-cell office:value-type="string" calcext:value-type="string">
            <text:p>Design and C++</text:p>
          </table:table-cell>
          <table:table-cell office:value-type="float" office:value="391" calcext:value-type="float">
            <text:p>391</text:p>
          </table:table-cell>
          <table:table-cell table:formula="of:=[.G280]+[.$I$9]" office:value-type="float" office:value="405" calcext:value-type="float">
            <text:p>40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esign and Programming Language</text:p>
          </table:table-cell>
          <table:table-cell office:value-type="float" office:value="391" calcext:value-type="float">
            <text:p>391</text:p>
          </table:table-cell>
          <table:table-cell table:formula="of:=[.G281]+[.$I$9]" office:value-type="float" office:value="405" calcext:value-type="float">
            <text:p>405</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Ignoring Classes</text:p>
          </table:table-cell>
          <table:table-cell office:value-type="float" office:value="393" calcext:value-type="float">
            <text:p>393</text:p>
          </table:table-cell>
          <table:table-cell table:formula="of:=[.G282]+[.$I$9]" office:value-type="float" office:value="407" calcext:value-type="float">
            <text:p>407</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Avoiding Inheritance</text:p>
          </table:table-cell>
          <table:table-cell office:value-type="float" office:value="395" calcext:value-type="float">
            <text:p>395</text:p>
          </table:table-cell>
          <table:table-cell table:formula="of:=[.G283]+[.$I$9]" office:value-type="float" office:value="409" calcext:value-type="float">
            <text:p>40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Ignoring Static Type Checking</text:p>
          </table:table-cell>
          <table:table-cell office:value-type="float" office:value="396" calcext:value-type="float">
            <text:p>396</text:p>
          </table:table-cell>
          <table:table-cell table:formula="of:=[.G284]+[.$I$9]" office:value-type="float" office:value="410" calcext:value-type="float">
            <text:p>410</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Hybrid Design</text:p>
          </table:table-cell>
          <table:table-cell office:value-type="float" office:value="400" calcext:value-type="float">
            <text:p>400</text:p>
          </table:table-cell>
          <table:table-cell table:formula="of:=[.G285]+[.$I$9]" office:value-type="float" office:value="414" calcext:value-type="float">
            <text:p>414</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lasses</text:p>
          </table:table-cell>
          <table:table-cell office:value-type="float" office:value="402" calcext:value-type="float">
            <text:p>402</text:p>
          </table:table-cell>
          <table:table-cell table:formula="of:=[.G286]+[.$I$9]" office:value-type="float" office:value="416" calcext:value-type="float">
            <text:p>41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What Do Classes Represent?</text:p>
          </table:table-cell>
          <table:table-cell office:value-type="float" office:value="402" calcext:value-type="float">
            <text:p>402</text:p>
          </table:table-cell>
          <table:table-cell table:formula="of:=[.G287]+[.$I$9]" office:value-type="float" office:value="416" calcext:value-type="float">
            <text:p>416</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 Hierarchies</text:p>
          </table:table-cell>
          <table:table-cell office:value-type="float" office:value="404" calcext:value-type="float">
            <text:p>404</text:p>
          </table:table-cell>
          <table:table-cell table:formula="of:=[.G288]+[.$I$9]" office:value-type="float" office:value="418" calcext:value-type="float">
            <text:p>418</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Dependencies within a Class Hierarchy</text:p>
          </table:table-cell>
          <table:table-cell office:value-type="float" office:value="407" calcext:value-type="float">
            <text:p>407</text:p>
          </table:table-cell>
          <table:table-cell table:formula="of:=[.G289]+[.$I$9]" office:value-type="float" office:value="421" calcext:value-type="float">
            <text:p>421</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Containment Ralationships</text:p>
          </table:table-cell>
          <table:table-cell office:value-type="float" office:value="409" calcext:value-type="float">
            <text:p>409</text:p>
          </table:table-cell>
          <table:table-cell table:formula="of:=[.G290]+[.$I$9]" office:value-type="float" office:value="423" calcext:value-type="float">
            <text:p>423</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Containment and Inheritance</text:p>
          </table:table-cell>
          <table:table-cell office:value-type="float" office:value="410" calcext:value-type="float">
            <text:p>410</text:p>
          </table:table-cell>
          <table:table-cell table:formula="of:=[.G291]+[.$I$9]" office:value-type="float" office:value="424" calcext:value-type="float">
            <text:p>424</text:p>
          </table:table-cell>
          <table:table-cell/>
        </table:table-row>
        <table:table-row table:style-name="ro1">
          <table:table-cell table:number-columns-repeated="3"/>
          <table:table-cell office:value-type="float" office:value="6" calcext:value-type="float">
            <text:p>6</text:p>
          </table:table-cell>
          <table:table-cell/>
          <table:table-cell office:value-type="string" calcext:value-type="string">
            <text:p>Use Relationships</text:p>
          </table:table-cell>
          <table:table-cell office:value-type="float" office:value="416" calcext:value-type="float">
            <text:p>416</text:p>
          </table:table-cell>
          <table:table-cell table:formula="of:=[.G292]+[.$I$9]" office:value-type="float" office:value="430" calcext:value-type="float">
            <text:p>430</text:p>
          </table:table-cell>
          <table:table-cell/>
        </table:table-row>
        <table:table-row table:style-name="ro1">
          <table:table-cell table:number-columns-repeated="3"/>
          <table:table-cell office:value-type="float" office:value="7" calcext:value-type="float">
            <text:p>7</text:p>
          </table:table-cell>
          <table:table-cell/>
          <table:table-cell office:value-type="string" calcext:value-type="string">
            <text:p>Relationships within a Class</text:p>
          </table:table-cell>
          <table:table-cell office:value-type="float" office:value="416" calcext:value-type="float">
            <text:p>416</text:p>
          </table:table-cell>
          <table:table-cell table:formula="of:=[.G293]+[.$I$9]" office:value-type="float" office:value="430" calcext:value-type="float">
            <text:p>430</text:p>
          </table:table-cell>
          <table:table-cell/>
        </table:table-row>
        <table:table-row table:style-name="ro1">
          <table:table-cell table:number-columns-repeated="4"/>
          <table:table-cell office:value-type="float" office:value="1" calcext:value-type="float">
            <text:p>1</text:p>
          </table:table-cell>
          <table:table-cell office:value-type="string" calcext:value-type="string">
            <text:p>Invariants</text:p>
          </table:table-cell>
          <table:table-cell office:value-type="float" office:value="417" calcext:value-type="float">
            <text:p>417</text:p>
          </table:table-cell>
          <table:table-cell table:formula="of:=[.G294]+[.$I$9]" office:value-type="float" office:value="431" calcext:value-type="float">
            <text:p>431</text:p>
          </table:table-cell>
          <table:table-cell/>
        </table:table-row>
        <table:table-row table:style-name="ro1">
          <table:table-cell table:number-columns-repeated="4"/>
          <table:table-cell office:value-type="float" office:value="2" calcext:value-type="float">
            <text:p>2</text:p>
          </table:table-cell>
          <table:table-cell office:value-type="string" calcext:value-type="string">
            <text:p>Encapsulation</text:p>
          </table:table-cell>
          <table:table-cell office:value-type="float" office:value="420" calcext:value-type="float">
            <text:p>420</text:p>
          </table:table-cell>
          <table:table-cell table:formula="of:=[.G295]+[.$I$9]" office:value-type="float" office:value="434" calcext:value-type="float">
            <text:p>434</text:p>
          </table:table-cell>
          <table:table-cell/>
        </table:table-row>
        <table:table-row table:style-name="ro1">
          <table:table-cell table:number-columns-repeated="4"/>
          <table:table-cell office:value-type="float" office:value="8" calcext:value-type="float">
            <text:p>8</text:p>
          </table:table-cell>
          <table:table-cell office:value-type="string" calcext:value-type="string">
            <text:p>Programmed-in Relationships</text:p>
          </table:table-cell>
          <table:table-cell office:value-type="float" office:value="420" calcext:value-type="float">
            <text:p>420</text:p>
          </table:table-cell>
          <table:table-cell table:formula="of:=[.G296]+[.$I$9]" office:value-type="float" office:value="434" calcext:value-type="float">
            <text:p>434</text:p>
          </table:table-cell>
          <table:table-cell/>
        </table:table-row>
        <table:table-row table:style-name="ro1">
          <table:table-cell/>
          <table:table-cell office:value-type="float" office:value="3" calcext:value-type="float">
            <text:p>3</text:p>
          </table:table-cell>
          <table:table-cell table:number-columns-repeated="3"/>
          <table:table-cell office:value-type="string" calcext:value-type="string">
            <text:p>Components</text:p>
          </table:table-cell>
          <table:table-cell office:value-type="float" office:value="422" calcext:value-type="float">
            <text:p>422</text:p>
          </table:table-cell>
          <table:table-cell table:formula="of:=[.G297]+[.$I$9]" office:value-type="float" office:value="436" calcext:value-type="float">
            <text:p>436</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Interfaces and Implementations</text:p>
          </table:table-cell>
          <table:table-cell office:value-type="float" office:value="425" calcext:value-type="float">
            <text:p>425</text:p>
          </table:table-cell>
          <table:table-cell table:formula="of:=[.G298]+[.$I$9]" office:value-type="float" office:value="439" calcext:value-type="float">
            <text:p>439</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les of Thumb</text:p>
          </table:table-cell>
          <table:table-cell office:value-type="float" office:value="427" calcext:value-type="float">
            <text:p>427</text:p>
          </table:table-cell>
          <table:table-cell table:formula="of:=[.G299]+[.$I$9]" office:value-type="float" office:value="441" calcext:value-type="float">
            <text:p>441</text:p>
          </table:table-cell>
          <table:table-cell/>
        </table:table-row>
        <table:table-row table:style-name="ro1">
          <table:table-cell/>
          <table:table-cell office:value-type="float" office:value="13" calcext:value-type="float">
            <text:p>13</text:p>
          </table:table-cell>
          <table:table-cell table:number-columns-repeated="3"/>
          <table:table-cell office:value-type="string" calcext:value-type="string">
            <text:p>Design of Libraries</text:p>
          </table:table-cell>
          <table:table-cell office:value-type="float" office:value="429" calcext:value-type="float">
            <text:p>429</text:p>
          </table:table-cell>
          <table:table-cell table:formula="of:=[.G300]+[.$I$9]" office:value-type="float" office:value="443" calcext:value-type="float">
            <text:p>44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429" calcext:value-type="float">
            <text:p>429</text:p>
          </table:table-cell>
          <table:table-cell table:formula="of:=[.G301]+[.$I$9]" office:value-type="float" office:value="443" calcext:value-type="float">
            <text:p>44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Concrete Types</text:p>
          </table:table-cell>
          <table:table-cell office:value-type="float" office:value="431" calcext:value-type="float">
            <text:p>431</text:p>
          </table:table-cell>
          <table:table-cell table:formula="of:=[.G302]+[.$I$9]" office:value-type="float" office:value="445" calcext:value-type="float">
            <text:p>445</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Abstract Types</text:p>
          </table:table-cell>
          <table:table-cell office:value-type="float" office:value="434" calcext:value-type="float">
            <text:p>434</text:p>
          </table:table-cell>
          <table:table-cell table:formula="of:=[.G303]+[.$I$9]" office:value-type="float" office:value="448" calcext:value-type="float">
            <text:p>448</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Node Classes</text:p>
          </table:table-cell>
          <table:table-cell office:value-type="float" office:value="439" calcext:value-type="float">
            <text:p>439</text:p>
          </table:table-cell>
          <table:table-cell table:formula="of:=[.G304]+[.$I$9]" office:value-type="float" office:value="453" calcext:value-type="float">
            <text:p>453</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Run-time Type Information</text:p>
          </table:table-cell>
          <table:table-cell office:value-type="float" office:value="442" calcext:value-type="float">
            <text:p>442</text:p>
          </table:table-cell>
          <table:table-cell table:formula="of:=[.G305]+[.$I$9]" office:value-type="float" office:value="456" calcext:value-type="float">
            <text:p>456</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Type Information</text:p>
          </table:table-cell>
          <table:table-cell office:value-type="float" office:value="444" calcext:value-type="float">
            <text:p>444</text:p>
          </table:table-cell>
          <table:table-cell table:formula="of:=[.G306]+[.$I$9]" office:value-type="float" office:value="458" calcext:value-type="float">
            <text:p>458</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lass Type_info</text:p>
          </table:table-cell>
          <table:table-cell office:value-type="float" office:value="445" calcext:value-type="float">
            <text:p>445</text:p>
          </table:table-cell>
          <table:table-cell table:formula="of:=[.G307]+[.$I$9]" office:value-type="float" office:value="459" calcext:value-type="float">
            <text:p>459</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Scaffolding for Run-time Type Inquiries</text:p>
          </table:table-cell>
          <table:table-cell office:value-type="float" office:value="448" calcext:value-type="float">
            <text:p>448</text:p>
          </table:table-cell>
          <table:table-cell table:formula="of:=[.G308]+[.$I$9]" office:value-type="float" office:value="462" calcext:value-type="float">
            <text:p>462</text:p>
          </table:table-cell>
          <table:table-cell/>
        </table:table-row>
        <table:table-row table:style-name="ro1">
          <table:table-cell table:number-columns-repeated="3"/>
          <table:table-cell office:value-type="float" office:value="4" calcext:value-type="float">
            <text:p>4</text:p>
          </table:table-cell>
          <table:table-cell/>
          <table:table-cell office:value-type="string" calcext:value-type="string">
            <text:p>Extending the Amount of Run-time Type Information</text:p>
          </table:table-cell>
          <table:table-cell office:value-type="float" office:value="449" calcext:value-type="float">
            <text:p>449</text:p>
          </table:table-cell>
          <table:table-cell table:formula="of:=[.G309]+[.$I$9]" office:value-type="float" office:value="463" calcext:value-type="float">
            <text:p>463</text:p>
          </table:table-cell>
          <table:table-cell/>
        </table:table-row>
        <table:table-row table:style-name="ro1">
          <table:table-cell table:number-columns-repeated="3"/>
          <table:table-cell office:value-type="float" office:value="5" calcext:value-type="float">
            <text:p>5</text:p>
          </table:table-cell>
          <table:table-cell/>
          <table:table-cell office:value-type="string" calcext:value-type="string">
            <text:p>Uses and Minuses of Run-time Inquiry</text:p>
          </table:table-cell>
          <table:table-cell office:value-type="float" office:value="450" calcext:value-type="float">
            <text:p>450</text:p>
          </table:table-cell>
          <table:table-cell table:formula="of:=[.G310]+[.$I$9]" office:value-type="float" office:value="464" calcext:value-type="float">
            <text:p>464</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Fat Interfaces</text:p>
          </table:table-cell>
          <table:table-cell office:value-type="float" office:value="452" calcext:value-type="float">
            <text:p>452</text:p>
          </table:table-cell>
          <table:table-cell table:formula="of:=[.G311]+[.$I$9]" office:value-type="float" office:value="466" calcext:value-type="float">
            <text:p>466</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Application Frameworks</text:p>
          </table:table-cell>
          <table:table-cell office:value-type="float" office:value="455" calcext:value-type="float">
            <text:p>455</text:p>
          </table:table-cell>
          <table:table-cell table:formula="of:=[.G312]+[.$I$9]" office:value-type="float" office:value="469" calcext:value-type="float">
            <text:p>469</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Interface Classes</text:p>
          </table:table-cell>
          <table:table-cell office:value-type="float" office:value="457" calcext:value-type="float">
            <text:p>457</text:p>
          </table:table-cell>
          <table:table-cell table:formula="of:=[.G313]+[.$I$9]" office:value-type="float" office:value="471" calcext:value-type="float">
            <text:p>471</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Handle Classes</text:p>
          </table:table-cell>
          <table:table-cell office:value-type="float" office:value="460" calcext:value-type="float">
            <text:p>460</text:p>
          </table:table-cell>
          <table:table-cell table:formula="of:=[.G314]+[.$I$9]" office:value-type="float" office:value="474" calcext:value-type="float">
            <text:p>474</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Memory Management</text:p>
          </table:table-cell>
          <table:table-cell office:value-type="float" office:value="465" calcext:value-type="float">
            <text:p>465</text:p>
          </table:table-cell>
          <table:table-cell table:formula="of:=[.G315]+[.$I$9]" office:value-type="float" office:value="479" calcext:value-type="float">
            <text:p>479</text:p>
          </table:table-cell>
          <table:table-cell/>
        </table:table-row>
        <table:table-row table:style-name="ro1">
          <table:table-cell table:number-columns-repeated="3"/>
          <table:table-cell office:value-type="float" office:value="1" calcext:value-type="float">
            <text:p>1</text:p>
          </table:table-cell>
          <table:table-cell/>
          <table:table-cell office:value-type="string" calcext:value-type="string">
            <text:p>Garbage Collection</text:p>
          </table:table-cell>
          <table:table-cell office:value-type="float" office:value="466" calcext:value-type="float">
            <text:p>466</text:p>
          </table:table-cell>
          <table:table-cell table:formula="of:=[.G316]+[.$I$9]" office:value-type="float" office:value="480" calcext:value-type="float">
            <text:p>480</text:p>
          </table:table-cell>
          <table:table-cell/>
        </table:table-row>
        <table:table-row table:style-name="ro1">
          <table:table-cell table:number-columns-repeated="3"/>
          <table:table-cell office:value-type="float" office:value="2" calcext:value-type="float">
            <text:p>2</text:p>
          </table:table-cell>
          <table:table-cell/>
          <table:table-cell office:value-type="string" calcext:value-type="string">
            <text:p>Containers and Deletion</text:p>
          </table:table-cell>
          <table:table-cell office:value-type="float" office:value="468" calcext:value-type="float">
            <text:p>468</text:p>
          </table:table-cell>
          <table:table-cell table:formula="of:=[.G317]+[.$I$9]" office:value-type="float" office:value="482" calcext:value-type="float">
            <text:p>482</text:p>
          </table:table-cell>
          <table:table-cell/>
        </table:table-row>
        <table:table-row table:style-name="ro1">
          <table:table-cell table:number-columns-repeated="3"/>
          <table:table-cell office:value-type="float" office:value="3" calcext:value-type="float">
            <text:p>3</text:p>
          </table:table-cell>
          <table:table-cell/>
          <table:table-cell office:value-type="string" calcext:value-type="string">
            <text:p>Allocators and Deallocators</text:p>
          </table:table-cell>
          <table:table-cell office:value-type="float" office:value="472" calcext:value-type="float">
            <text:p>472</text:p>
          </table:table-cell>
          <table:table-cell table:formula="of:=[.G318]+[.$I$9]" office:value-type="float" office:value="486" calcext:value-type="float">
            <text:p>486</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Exercises</text:p>
          </table:table-cell>
          <table:table-cell office:value-type="float" office:value="474" calcext:value-type="float">
            <text:p>474</text:p>
          </table:table-cell>
          <table:table-cell table:formula="of:=[.G319]+[.$I$9]" office:value-type="float" office:value="488" calcext:value-type="float">
            <text:p>488</text:p>
          </table:table-cell>
          <table:table-cell/>
        </table:table-row>
        <table:table-row table:style-name="ro1">
          <table:table-cell/>
          <table:table-cell office:value-type="string" calcext:value-type="string">
            <text:p>r</text:p>
          </table:table-cell>
          <table:table-cell table:number-columns-repeated="3"/>
          <table:table-cell office:value-type="string" calcext:value-type="string">
            <text:p>Reference Manual</text:p>
          </table:table-cell>
          <table:table-cell office:value-type="float" office:value="477" calcext:value-type="float">
            <text:p>477</text:p>
          </table:table-cell>
          <table:table-cell table:formula="of:=[.G320]+[.$I$9]" office:value-type="float" office:value="491" calcext:value-type="float">
            <text:p>49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ntroduction</text:p>
          </table:table-cell>
          <table:table-cell office:value-type="float" office:value="477" calcext:value-type="float">
            <text:p>477</text:p>
          </table:table-cell>
          <table:table-cell table:formula="of:=[.G321]+[.$I$9]" office:value-type="float" office:value="491" calcext:value-type="float">
            <text:p>49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string" calcext:value-type="string">
            <text:p>Lexical Conventions</text:p>
          </table:table-cell>
          <table:table-cell office:value-type="float" office:value="478" calcext:value-type="float">
            <text:p>478</text:p>
          </table:table-cell>
          <table:table-cell table:formula="of:=[.G322]+[.$I$9]" office:value-type="float" office:value="492" calcext:value-type="float">
            <text:p>49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string" calcext:value-type="string">
            <text:p>Basic Concepts</text:p>
          </table:table-cell>
          <table:table-cell office:value-type="float" office:value="482" calcext:value-type="float">
            <text:p>482</text:p>
          </table:table-cell>
          <table:table-cell table:formula="of:=[.G323]+[.$I$9]" office:value-type="float" office:value="496" calcext:value-type="float">
            <text:p>496</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office:value-type="string" calcext:value-type="string">
            <text:p>Standard Conversions</text:p>
          </table:table-cell>
          <table:table-cell office:value-type="float" office:value="488" calcext:value-type="float">
            <text:p>488</text:p>
          </table:table-cell>
          <table:table-cell table:formula="of:=[.G324]+[.$I$9]" office:value-type="float" office:value="502" calcext:value-type="float">
            <text:p>50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string" calcext:value-type="string">
            <text:p>Expressions</text:p>
          </table:table-cell>
          <table:table-cell office:value-type="float" office:value="491" calcext:value-type="float">
            <text:p>491</text:p>
          </table:table-cell>
          <table:table-cell table:formula="of:=[.G325]+[.$I$9]" office:value-type="float" office:value="505" calcext:value-type="float">
            <text:p>505</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string" calcext:value-type="string">
            <text:p>Statements</text:p>
          </table:table-cell>
          <table:table-cell office:value-type="float" office:value="508" calcext:value-type="float">
            <text:p>508</text:p>
          </table:table-cell>
          <table:table-cell table:formula="of:=[.G326]+[.$I$9]" office:value-type="float" office:value="522" calcext:value-type="float">
            <text:p>522</text:p>
          </table:table-cell>
          <table:table-cell/>
        </table:table-row>
        <table:table-row table:style-name="ro1">
          <table:table-cell table:number-columns-repeated="2"/>
          <table:table-cell office:value-type="float" office:value="7" calcext:value-type="float">
            <text:p>7</text:p>
          </table:table-cell>
          <table:table-cell table:number-columns-repeated="2"/>
          <table:table-cell office:value-type="string" calcext:value-type="string">
            <text:p>Declarations</text:p>
          </table:table-cell>
          <table:table-cell office:value-type="float" office:value="515" calcext:value-type="float">
            <text:p>515</text:p>
          </table:table-cell>
          <table:table-cell table:formula="of:=[.G327]+[.$I$9]" office:value-type="float" office:value="529" calcext:value-type="float">
            <text:p>529</text:p>
          </table:table-cell>
          <table:table-cell/>
        </table:table-row>
        <table:table-row table:style-name="ro1">
          <table:table-cell table:number-columns-repeated="2"/>
          <table:table-cell office:value-type="float" office:value="8" calcext:value-type="float">
            <text:p>8</text:p>
          </table:table-cell>
          <table:table-cell table:number-columns-repeated="2"/>
          <table:table-cell office:value-type="string" calcext:value-type="string">
            <text:p>Declarators</text:p>
          </table:table-cell>
          <table:table-cell office:value-type="float" office:value="526" calcext:value-type="float">
            <text:p>526</text:p>
          </table:table-cell>
          <table:table-cell table:formula="of:=[.G328]+[.$I$9]" office:value-type="float" office:value="540" calcext:value-type="float">
            <text:p>540</text:p>
          </table:table-cell>
          <table:table-cell/>
        </table:table-row>
        <table:table-row table:style-name="ro1">
          <table:table-cell table:number-columns-repeated="2"/>
          <table:table-cell office:value-type="float" office:value="9" calcext:value-type="float">
            <text:p>9</text:p>
          </table:table-cell>
          <table:table-cell table:number-columns-repeated="2"/>
          <table:table-cell office:value-type="string" calcext:value-type="string">
            <text:p>Classes</text:p>
          </table:table-cell>
          <table:table-cell office:value-type="float" office:value="541" calcext:value-type="float">
            <text:p>541</text:p>
          </table:table-cell>
          <table:table-cell table:formula="of:=[.G329]+[.$I$9]" office:value-type="float" office:value="555" calcext:value-type="float">
            <text:p>555</text:p>
          </table:table-cell>
          <table:table-cell/>
        </table:table-row>
        <table:table-row table:style-name="ro1">
          <table:table-cell table:number-columns-repeated="2"/>
          <table:table-cell office:value-type="float" office:value="10" calcext:value-type="float">
            <text:p>10</text:p>
          </table:table-cell>
          <table:table-cell table:number-columns-repeated="2"/>
          <table:table-cell office:value-type="string" calcext:value-type="string">
            <text:p>Derived Classes</text:p>
          </table:table-cell>
          <table:table-cell office:value-type="float" office:value="554" calcext:value-type="float">
            <text:p>554</text:p>
          </table:table-cell>
          <table:table-cell table:formula="of:=[.G330]+[.$I$9]" office:value-type="float" office:value="568" calcext:value-type="float">
            <text:p>568</text:p>
          </table:table-cell>
          <table:table-cell/>
        </table:table-row>
        <table:table-row table:style-name="ro1">
          <table:table-cell table:number-columns-repeated="2"/>
          <table:table-cell office:value-type="float" office:value="11" calcext:value-type="float">
            <text:p>11</text:p>
          </table:table-cell>
          <table:table-cell table:number-columns-repeated="2"/>
          <table:table-cell office:value-type="string" calcext:value-type="string">
            <text:p>Member Access Control</text:p>
          </table:table-cell>
          <table:table-cell office:value-type="float" office:value="563" calcext:value-type="float">
            <text:p>563</text:p>
          </table:table-cell>
          <table:table-cell table:formula="of:=[.G331]+[.$I$9]" office:value-type="float" office:value="577" calcext:value-type="float">
            <text:p>577</text:p>
          </table:table-cell>
          <table:table-cell/>
        </table:table-row>
        <table:table-row table:style-name="ro1">
          <table:table-cell table:number-columns-repeated="2"/>
          <table:table-cell office:value-type="float" office:value="12" calcext:value-type="float">
            <text:p>12</text:p>
          </table:table-cell>
          <table:table-cell table:number-columns-repeated="2"/>
          <table:table-cell office:value-type="string" calcext:value-type="string">
            <text:p>Special Member Functions</text:p>
          </table:table-cell>
          <table:table-cell office:value-type="float" office:value="570" calcext:value-type="float">
            <text:p>570</text:p>
          </table:table-cell>
          <table:table-cell table:formula="of:=[.G332]+[.$I$9]" office:value-type="float" office:value="584" calcext:value-type="float">
            <text:p>584</text:p>
          </table:table-cell>
          <table:table-cell/>
        </table:table-row>
        <table:table-row table:style-name="ro1">
          <table:table-cell table:number-columns-repeated="2"/>
          <table:table-cell office:value-type="float" office:value="13" calcext:value-type="float">
            <text:p>13</text:p>
          </table:table-cell>
          <table:table-cell table:number-columns-repeated="2"/>
          <table:table-cell office:value-type="string" calcext:value-type="string">
            <text:p>Overloading</text:p>
          </table:table-cell>
          <table:table-cell office:value-type="float" office:value="585" calcext:value-type="float">
            <text:p>585</text:p>
          </table:table-cell>
          <table:table-cell table:formula="of:=[.G333]+[.$I$9]" office:value-type="float" office:value="599" calcext:value-type="float">
            <text:p>599</text:p>
          </table:table-cell>
          <table:table-cell/>
        </table:table-row>
        <table:table-row table:style-name="ro1">
          <table:table-cell table:number-columns-repeated="2"/>
          <table:table-cell office:value-type="float" office:value="14" calcext:value-type="float">
            <text:p>14</text:p>
          </table:table-cell>
          <table:table-cell table:number-columns-repeated="2"/>
          <table:table-cell office:value-type="string" calcext:value-type="string">
            <text:p>Templates</text:p>
          </table:table-cell>
          <table:table-cell office:value-type="float" office:value="595" calcext:value-type="float">
            <text:p>595</text:p>
          </table:table-cell>
          <table:table-cell table:formula="of:=[.G334]+[.$I$9]" office:value-type="float" office:value="609" calcext:value-type="float">
            <text:p>609</text:p>
          </table:table-cell>
          <table:table-cell/>
        </table:table-row>
        <table:table-row table:style-name="ro1">
          <table:table-cell table:number-columns-repeated="2"/>
          <table:table-cell office:value-type="float" office:value="15" calcext:value-type="float">
            <text:p>15</text:p>
          </table:table-cell>
          <table:table-cell table:number-columns-repeated="2"/>
          <table:table-cell office:value-type="string" calcext:value-type="string">
            <text:p>Exception Handling</text:p>
          </table:table-cell>
          <table:table-cell office:value-type="float" office:value="601" calcext:value-type="float">
            <text:p>601</text:p>
          </table:table-cell>
          <table:table-cell table:formula="of:=[.G335]+[.$I$9]" office:value-type="float" office:value="615" calcext:value-type="float">
            <text:p>615</text:p>
          </table:table-cell>
          <table:table-cell/>
        </table:table-row>
        <table:table-row table:style-name="ro1">
          <table:table-cell table:number-columns-repeated="2"/>
          <table:table-cell office:value-type="float" office:value="16" calcext:value-type="float">
            <text:p>16</text:p>
          </table:table-cell>
          <table:table-cell table:number-columns-repeated="2"/>
          <table:table-cell office:value-type="string" calcext:value-type="string">
            <text:p>Preprocessing</text:p>
          </table:table-cell>
          <table:table-cell office:value-type="float" office:value="606" calcext:value-type="float">
            <text:p>606</text:p>
          </table:table-cell>
          <table:table-cell table:formula="of:=[.G336]+[.$I$9]" office:value-type="float" office:value="620" calcext:value-type="float">
            <text:p>620</text:p>
          </table:table-cell>
          <table:table-cell/>
        </table:table-row>
        <table:table-row table:style-name="ro1">
          <table:table-cell table:number-columns-repeated="2"/>
          <table:table-cell office:value-type="float" office:value="17" calcext:value-type="float">
            <text:p>17</text:p>
          </table:table-cell>
          <table:table-cell table:number-columns-repeated="2"/>
          <table:table-cell office:value-type="string" calcext:value-type="string">
            <text:p>Appendix A: Grammar Summary</text:p>
          </table:table-cell>
          <table:table-cell office:value-type="float" office:value="614" calcext:value-type="float">
            <text:p>614</text:p>
          </table:table-cell>
          <table:table-cell table:formula="of:=[.G337]+[.$I$9]" office:value-type="float" office:value="628" calcext:value-type="float">
            <text:p>628</text:p>
          </table:table-cell>
          <table:table-cell/>
        </table:table-row>
        <table:table-row table:style-name="ro1">
          <table:table-cell table:number-columns-repeated="2"/>
          <table:table-cell office:value-type="float" office:value="18" calcext:value-type="float">
            <text:p>18</text:p>
          </table:table-cell>
          <table:table-cell table:number-columns-repeated="2"/>
          <table:table-cell office:value-type="string" calcext:value-type="string">
            <text:p>Appendix B: Compatibility</text:p>
          </table:table-cell>
          <table:table-cell office:value-type="float" office:value="626" calcext:value-type="float">
            <text:p>626</text:p>
          </table:table-cell>
          <table:table-cell table:formula="of:=[.G338]+[.$I$9]" office:value-type="float" office:value="640" calcext:value-type="float">
            <text:p>640</text:p>
          </table:table-cell>
          <table:table-cell/>
        </table:table-row>
        <table:table-row table:style-name="ro1">
          <table:table-cell/>
          <table:table-cell office:value-type="float" office:value="-1" calcext:value-type="float">
            <text:p>-1</text:p>
          </table:table-cell>
          <table:table-cell table:number-columns-repeated="3"/>
          <table:table-cell office:value-type="string" calcext:value-type="string">
            <text:p>Index</text:p>
          </table:table-cell>
          <table:table-cell office:value-type="float" office:value="633" calcext:value-type="float">
            <text:p>633</text:p>
          </table:table-cell>
          <table:table-cell table:formula="of:=[.G339]+[.$I$9]" office:value-type="float" office:value="647" calcext:value-type="float">
            <text:p>64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A</text:p>
          </table:table-cell>
          <table:table-cell office:value-type="float" office:value="634" calcext:value-type="float">
            <text:p>634</text:p>
          </table:table-cell>
          <table:table-cell table:formula="of:=[.G340]+[.$I$9]" office:value-type="float" office:value="648" calcext:value-type="float">
            <text:p>648</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B</text:p>
          </table:table-cell>
          <table:table-cell office:value-type="float" office:value="637" calcext:value-type="float">
            <text:p>637</text:p>
          </table:table-cell>
          <table:table-cell table:formula="of:=[.G341]+[.$I$9]" office:value-type="float" office:value="651" calcext:value-type="float">
            <text:p>65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C</text:p>
          </table:table-cell>
          <table:table-cell office:value-type="float" office:value="638" calcext:value-type="float">
            <text:p>638</text:p>
          </table:table-cell>
          <table:table-cell table:formula="of:=[.G342]+[.$I$9]" office:value-type="float" office:value="652" calcext:value-type="float">
            <text:p>65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D</text:p>
          </table:table-cell>
          <table:table-cell office:value-type="float" office:value="642" calcext:value-type="float">
            <text:p>642</text:p>
          </table:table-cell>
          <table:table-cell table:formula="of:=[.G343]+[.$I$9]" office:value-type="float" office:value="656" calcext:value-type="float">
            <text:p>65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E</text:p>
          </table:table-cell>
          <table:table-cell office:value-type="float" office:value="645" calcext:value-type="float">
            <text:p>645</text:p>
          </table:table-cell>
          <table:table-cell table:formula="of:=[.G344]+[.$I$9]" office:value-type="float" office:value="659" calcext:value-type="float">
            <text:p>65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F</text:p>
          </table:table-cell>
          <table:table-cell office:value-type="float" office:value="647" calcext:value-type="float">
            <text:p>647</text:p>
          </table:table-cell>
          <table:table-cell table:formula="of:=[.G345]+[.$I$9]" office:value-type="float" office:value="661" calcext:value-type="float">
            <text:p>66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G</text:p>
          </table:table-cell>
          <table:table-cell office:value-type="float" office:value="649" calcext:value-type="float">
            <text:p>649</text:p>
          </table:table-cell>
          <table:table-cell table:formula="of:=[.G346]+[.$I$9]" office:value-type="float" office:value="663" calcext:value-type="float">
            <text:p>66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H</text:p>
          </table:table-cell>
          <table:table-cell office:value-type="float" office:value="649" calcext:value-type="float">
            <text:p>649</text:p>
          </table:table-cell>
          <table:table-cell table:formula="of:=[.G347]+[.$I$9]" office:value-type="float" office:value="663" calcext:value-type="float">
            <text:p>66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I</text:p>
          </table:table-cell>
          <table:table-cell office:value-type="float" office:value="650" calcext:value-type="float">
            <text:p>650</text:p>
          </table:table-cell>
          <table:table-cell table:formula="of:=[.G348]+[.$I$9]" office:value-type="float" office:value="664" calcext:value-type="float">
            <text:p>66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J</text:p>
          </table:table-cell>
          <table:table-cell office:value-type="float" office:value="652" calcext:value-type="float">
            <text:p>652</text:p>
          </table:table-cell>
          <table:table-cell table:formula="of:=[.G349]+[.$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K</text:p>
          </table:table-cell>
          <table:table-cell office:value-type="float" office:value="652" calcext:value-type="float">
            <text:p>652</text:p>
          </table:table-cell>
          <table:table-cell table:formula="of:=[.G350]+[.$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L</text:p>
          </table:table-cell>
          <table:table-cell office:value-type="float" office:value="652" calcext:value-type="float">
            <text:p>652</text:p>
          </table:table-cell>
          <table:table-cell table:formula="of:=[.G351]+[.$I$9]" office:value-type="float" office:value="666" calcext:value-type="float">
            <text:p>666</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M</text:p>
          </table:table-cell>
          <table:table-cell office:value-type="float" office:value="653" calcext:value-type="float">
            <text:p>653</text:p>
          </table:table-cell>
          <table:table-cell table:formula="of:=[.G352]+[.$I$9]" office:value-type="float" office:value="667" calcext:value-type="float">
            <text:p>66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N</text:p>
          </table:table-cell>
          <table:table-cell office:value-type="float" office:value="655" calcext:value-type="float">
            <text:p>655</text:p>
          </table:table-cell>
          <table:table-cell table:formula="of:=[.G353]+[.$I$9]" office:value-type="float" office:value="669" calcext:value-type="float">
            <text:p>66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O</text:p>
          </table:table-cell>
          <table:table-cell office:value-type="float" office:value="656" calcext:value-type="float">
            <text:p>656</text:p>
          </table:table-cell>
          <table:table-cell table:formula="of:=[.G354]+[.$I$9]" office:value-type="float" office:value="670" calcext:value-type="float">
            <text:p>670</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P</text:p>
          </table:table-cell>
          <table:table-cell office:value-type="float" office:value="658" calcext:value-type="float">
            <text:p>658</text:p>
          </table:table-cell>
          <table:table-cell table:formula="of:=[.G355]+[.$I$9]" office:value-type="float" office:value="672" calcext:value-type="float">
            <text:p>67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Q</text:p>
          </table:table-cell>
          <table:table-cell office:value-type="float" office:value="660" calcext:value-type="float">
            <text:p>660</text:p>
          </table:table-cell>
          <table:table-cell table:formula="of:=[.G356]+[.$I$9]" office:value-type="float" office:value="674" calcext:value-type="float">
            <text:p>67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R</text:p>
          </table:table-cell>
          <table:table-cell office:value-type="float" office:value="661" calcext:value-type="float">
            <text:p>661</text:p>
          </table:table-cell>
          <table:table-cell table:formula="of:=[.G357]+[.$I$9]" office:value-type="float" office:value="675" calcext:value-type="float">
            <text:p>675</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S</text:p>
          </table:table-cell>
          <table:table-cell office:value-type="float" office:value="663" calcext:value-type="float">
            <text:p>663</text:p>
          </table:table-cell>
          <table:table-cell table:formula="of:=[.G358]+[.$I$9]" office:value-type="float" office:value="677" calcext:value-type="float">
            <text:p>677</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T</text:p>
          </table:table-cell>
          <table:table-cell office:value-type="float" office:value="665" calcext:value-type="float">
            <text:p>665</text:p>
          </table:table-cell>
          <table:table-cell table:formula="of:=[.G359]+[.$I$9]" office:value-type="float" office:value="679" calcext:value-type="float">
            <text:p>679</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U</text:p>
          </table:table-cell>
          <table:table-cell office:value-type="float" office:value="667" calcext:value-type="float">
            <text:p>667</text:p>
          </table:table-cell>
          <table:table-cell table:formula="of:=[.G360]+[.$I$9]" office:value-type="float" office:value="681" calcext:value-type="float">
            <text:p>681</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V</text:p>
          </table:table-cell>
          <table:table-cell office:value-type="float" office:value="668" calcext:value-type="float">
            <text:p>668</text:p>
          </table:table-cell>
          <table:table-cell table:formula="of:=[.G361]+[.$I$9]" office:value-type="float" office:value="682" calcext:value-type="float">
            <text:p>68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W</text:p>
          </table:table-cell>
          <table:table-cell office:value-type="float" office:value="669" calcext:value-type="float">
            <text:p>669</text:p>
          </table:table-cell>
          <table:table-cell table:formula="of:=[.G362]+[.$I$9]" office:value-type="float" office:value="683" calcext:value-type="float">
            <text:p>68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X</text:p>
          </table:table-cell>
          <table:table-cell office:value-type="float" office:value="669" calcext:value-type="float">
            <text:p>669</text:p>
          </table:table-cell>
          <table:table-cell table:formula="of:=[.G363]+[.$I$9]" office:value-type="float" office:value="683" calcext:value-type="float">
            <text:p>683</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string" calcext:value-type="string">
            <text:p>Z</text:p>
          </table:table-cell>
          <table:table-cell office:value-type="float" office:value="669" calcext:value-type="float">
            <text:p>669</text:p>
          </table:table-cell>
          <table:table-cell table:formula="of:=[.G364]+[.$I$9]" office:value-type="float" office:value="683" calcext:value-type="float">
            <text:p>683</text:p>
          </table:table-cell>
          <table:table-cell/>
        </table:table-row>
        <table:table-row table:style-name="ro1">
          <table:table-cell table:number-columns-repeated="5"/>
          <table:table-cell office:value-type="string" calcext:value-type="string">
            <text:p>Source on openlibrary.org</text:p>
          </table:table-cell>
          <table:table-cell/>
          <table:table-cell office:value-type="string" calcext:value-type="string">
            <text:p><text:a xlink:href="https://openlibrary.org/books/OL1547882M/The_C_programming_language" xlink:type="simple">https://openlibrary.org/books/OL1547882M/The_C_programming_language</text:a></text:p>
          </table:table-cell>
          <table:table-cell/>
        </table:table-row>
      </table:table>
      <table:table table:name="config" table:style-name="ta1">
        <table:table-column table:style-name="co1" table:default-cell-style-name="Default"/>
        <table:table-column table:style-name="co5" table:default-cell-style-name="Default"/>
        <table:table-column table:style-name="co6" table:default-cell-style-name="Default"/>
        <table:table-column table:style-name="co1" table:default-cell-style-name="Default"/>
        <table:table-row table:style-name="ro1">
          <table:table-cell/>
          <table:table-cell office:value-type="string" calcext:value-type="string">
            <text:p>option</text:p>
          </table:table-cell>
          <table:table-cell office:value-type="string" calcext:value-type="string">
            <text:p>example</text:p>
          </table:table-cell>
          <table:table-cell/>
        </table:table-row>
        <table:table-row table:style-name="ro1">
          <table:table-cell/>
          <table:table-cell office:value-type="string" calcext:value-type="string">
            <text:p>conbine parts numbers for each nested part</text:p>
          </table:table-cell>
          <table:table-cell table:number-columns-repeated="2"/>
        </table:table-row>
        <table:table-row table:style-name="ro1">
          <table:table-cell/>
          <table:table-cell office:value-type="string" calcext:value-type="string">
            <text:p>add point after every chapter number</text:p>
          </table:table-cell>
          <table:table-cell office:value-type="string" calcext:value-type="string">
            <text:p>1 1 or 1 1. instead of 1.1 or 1.1., respectively</text:p>
          </table:table-cell>
          <table:table-cell/>
        </table:table-row>
        <table:table-row table:style-name="ro1">
          <table:table-cell/>
          <table:table-cell office:value-type="string" calcext:value-type="string">
            <text:p>add point the end of the chapter number</text:p>
          </table:table-cell>
          <table:table-cell office:value-type="string" calcext:value-type="string">
            <text:p>1.1. instead of 1.1</text:p>
          </table:table-cell>
          <table:table-cell/>
        </table:table-row>
        <table:table-row table:style-name="ro1">
          <table:table-cell/>
          <table:table-cell office:value-type="string" calcext:value-type="string">
            <text:p>add page numbers to titles</text:p>
          </table:table-cell>
          <table:table-cell office:value-type="string" calcext:value-type="string">
            <text:p>(p.235)</text:p>
          </table:table-cell>
          <table:table-cell office:value-type="string" calcext:value-type="string">
            <text:p>How to use: you have to enter format of it: [some symbols]#[some symbols], where # will be replaced by a page number.</text:p>
          </table:table-cell>
        </table:table-row>
        <table:table-row table:style-name="ro1">
          <table:table-cell office:value-type="float" office:value="2" calcext:value-type="float">
            <text:p>2</text:p>
          </table:table-cell>
          <table:table-cell office:value-type="string" calcext:value-type="string">
            <text:p>nesting level (in development)</text:p>
          </table:table-cell>
          <table:table-cell table:number-columns-repeated="2"/>
        </table:table-row>
        <table:table-row table:style-name="ro1" table:number-rows-repeated="6">
          <table:table-cell table:number-columns-repeated="4"/>
        </table:table-row>
        <table:table-row table:style-name="ro1">
          <table:table-cell/>
          <table:table-cell table:style-name="ce7" office:value-type="string" calcext:value-type="string">
            <text:p>Using config is under construction.</text:p>
          </table:table-cell>
          <table:table-cell table:number-columns-repeated="2"/>
        </table:table-row>
      </table:table>
      <table:table table:name="log" table:style-name="ta1">
        <table:table-column table:style-name="co7" table:default-cell-style-name="ce3"/>
        <table:table-column table:style-name="co1" table:number-columns-repeated="2" table:default-cell-style-name="Default"/>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log sheet is creat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Logs are prepared. Work can be start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checkAndPreparationEnvironment</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src sheet presence check.</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src sheet is present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config sheet presence check.</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config sheet is present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output sheet preparing.</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output sheet is remov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output sheet is created.</text:p>
          </table:table-cell>
        </table:table-row>
        <table:table-row table:style-name="ro1">
          <table:table-cell office:value-type="string" calcext:value-type="string">
            <text:p>2020-06-21 01:28:54</text:p>
          </table:table-cell>
          <table:table-cell office:value-type="string" calcext:value-type="string">
            <text:p>info</text:p>
          </table:table-cell>
          <table:table-cell office:value-type="string" calcext:value-type="string">
            <text:p>There are all necessary elements. Can continue to work.</text:p>
          </table:table-cell>
        </table:table-row>
      </table:table>
      <table:table table:name="output" table:style-name="ta1">
        <table:table-column table:style-name="co1" table:default-cell-style-name="Default"/>
        <table:table-row table:style-name="ro1">
          <table:table-cell office:value-type="string" calcext:value-type="string">
            <text:p>&lt;html&gt;&lt;body&gt;&lt;ul&gt;</text:p>
          </table:table-cell>
        </table:table-row>
        <table:table-row table:style-name="ro1">
          <table:table-cell office:value-type="string" calcext:value-type="string">
            <text:p>&lt;li&gt;&lt;a href="#1"&gt;The C++ Programming Language (Second Edition)&lt;/a&gt;&lt;/li&gt;</text:p>
          </table:table-cell>
        </table:table-row>
        <table:table-row table:style-name="ro1">
          <table:table-cell office:value-type="string" calcext:value-type="string">
            <text:p>&lt;li&gt;&lt;a href="#9"&gt;Contents&lt;/a&gt;&lt;/li&gt;</text:p>
          </table:table-cell>
        </table:table-row>
        <table:table-row table:style-name="ro1">
          <table:table-cell office:value-type="string" calcext:value-type="string">
            <text:p>&lt;li&gt;&lt;a href="#5"&gt;Preface&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6"&gt;Acknowledgm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7"&gt;Preface to the first Edition&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8"&gt;Acknowledgm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9"&gt;Conte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15"&gt;Notes to the Reader&lt;/a&gt;&lt;/li&gt;</text:p>
          </table:table-cell>
        </table:table-row>
        <table:table-row table:style-name="ro1">
          <table:table-cell office:value-type="string" calcext:value-type="string">
            <text:p><text:s text:c="4"/>&lt;li&gt;&lt;a href="#15"&gt;The Structure of This Book&lt;/a&gt;&lt;/li&gt;</text:p>
          </table:table-cell>
        </table:table-row>
        <table:table-row table:style-name="ro1">
          <table:table-cell office:value-type="string" calcext:value-type="string">
            <text:p><text:s text:c="4"/>&lt;li&gt;&lt;a href="#16"&gt;Implementation Notes&lt;/a&gt;&lt;/li&gt;</text:p>
          </table:table-cell>
        </table:table-row>
        <table:table-row table:style-name="ro1">
          <table:table-cell office:value-type="string" calcext:value-type="string">
            <text:p><text:s text:c="4"/>&lt;li&gt;&lt;a href="#17"&gt;Exercises&lt;/a&gt;&lt;/li&gt;</text:p>
          </table:table-cell>
        </table:table-row>
        <table:table-row table:style-name="ro1">
          <table:table-cell office:value-type="string" calcext:value-type="string">
            <text:p><text:s text:c="4"/>&lt;li&gt;&lt;a href="#17"&gt;Design Notes&lt;/a&gt;&lt;/li&gt;</text:p>
          </table:table-cell>
        </table:table-row>
        <table:table-row table:style-name="ro1">
          <table:table-cell office:value-type="string" calcext:value-type="string">
            <text:p><text:s text:c="4"/>&lt;li&gt;&lt;a href="#18"&gt;Historical Note&lt;/a&gt;&lt;/li&gt;</text:p>
          </table:table-cell>
        </table:table-row>
        <table:table-row table:style-name="ro1">
          <table:table-cell office:value-type="string" calcext:value-type="string">
            <text:p><text:s text:c="4"/>&lt;li&gt;&lt;a href="#20"&gt;C and C++&lt;/a&gt;&lt;/li&gt;</text:p>
          </table:table-cell>
        </table:table-row>
        <table:table-row table:style-name="ro1">
          <table:table-cell office:value-type="string" calcext:value-type="string">
            <text:p><text:s text:c="4"/>&lt;li&gt;&lt;a href="#20"&gt;Efficiency and Structure&lt;/a&gt;&lt;/li&gt;</text:p>
          </table:table-cell>
        </table:table-row>
        <table:table-row table:style-name="ro1">
          <table:table-cell office:value-type="string" calcext:value-type="string">
            <text:p><text:s text:c="4"/>&lt;li&gt;&lt;a href="#22"&gt;Philosophical Note&lt;/a&gt;&lt;/li&gt;</text:p>
          </table:table-cell>
        </table:table-row>
        <table:table-row table:style-name="ro1">
          <table:table-cell office:value-type="string" calcext:value-type="string">
            <text:p><text:s text:c="4"/>&lt;li&gt;&lt;a href="#22"&gt;Thinking about Programming in C++&lt;/a&gt;&lt;/li&gt;</text:p>
          </table:table-cell>
        </table:table-row>
        <table:table-row table:style-name="ro1">
          <table:table-cell office:value-type="string" calcext:value-type="string">
            <text:p><text:s text:c="4"/>&lt;li&gt;&lt;a href="#24"&gt;Rules of Thumb&lt;/a&gt;&lt;/li&gt;</text:p>
          </table:table-cell>
        </table:table-row>
        <table:table-row table:style-name="ro1">
          <table:table-cell office:value-type="string" calcext:value-type="string">
            <text:p><text:s text:c="4"/>&lt;li&gt;&lt;a href="#24"&gt;Note to C Programmers&lt;/a&gt;&lt;/li&gt;</text:p>
          </table:table-cell>
        </table:table-row>
        <table:table-row table:style-name="ro1">
          <table:table-cell office:value-type="string" calcext:value-type="string">
            <text:p><text:s text:c="4"/>&lt;li&gt;&lt;a href="#25"&gt;Reference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27"&gt;1. A Tour of C++&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27"&gt;1. Introduction&lt;/a&gt;&lt;/li&gt;</text:p>
          </table:table-cell>
        </table:table-row>
        <table:table-row table:style-name="ro1">
          <table:table-cell office:value-type="string" calcext:value-type="string">
            <text:p><text:s text:c="4"/>&lt;li&gt;&lt;a href="#28"&gt;2. Programming Paradigm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29"&gt;1. Procedural Programming&lt;/a&gt;&lt;/li&gt;</text:p>
          </table:table-cell>
        </table:table-row>
        <table:table-row table:style-name="ro1">
          <table:table-cell office:value-type="string" calcext:value-type="string">
            <text:p><text:s text:c="8"/>&lt;li&gt;&lt;a href="#30"&gt;2. Modular Programming&lt;/a&gt;&lt;/li&gt;</text:p>
          </table:table-cell>
        </table:table-row>
        <table:table-row table:style-name="ro1">
          <table:table-cell office:value-type="string" calcext:value-type="string">
            <text:p><text:s text:c="8"/>&lt;li&gt;&lt;a href="#31"&gt;3. Data Abstraction&lt;/a&gt;&lt;/li&gt;</text:p>
          </table:table-cell>
        </table:table-row>
        <table:table-row table:style-name="ro1">
          <table:table-cell office:value-type="string" calcext:value-type="string">
            <text:p><text:s text:c="8"/>&lt;li&gt;&lt;a href="#34"&gt;4. Problems with Data Abstraction&lt;/a&gt;&lt;/li&gt;</text:p>
          </table:table-cell>
        </table:table-row>
        <table:table-row table:style-name="ro1">
          <table:table-cell office:value-type="string" calcext:value-type="string">
            <text:p><text:s text:c="8"/>&lt;li&gt;&lt;a href="#35"&gt;5. Object-Oriented Programm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36"&gt;3. "A Better C"&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37"&gt;1. Program and Output&lt;/a&gt;&lt;/li&gt;</text:p>
          </table:table-cell>
        </table:table-row>
        <table:table-row table:style-name="ro1">
          <table:table-cell office:value-type="string" calcext:value-type="string">
            <text:p><text:s text:c="8"/>&lt;li&gt;&lt;a href="#37"&gt;2. Variables and Arithmetic&lt;/a&gt;&lt;/li&gt;</text:p>
          </table:table-cell>
        </table:table-row>
        <table:table-row table:style-name="ro1">
          <table:table-cell office:value-type="string" calcext:value-type="string">
            <text:p><text:s text:c="8"/>&lt;li&gt;&lt;a href="#38"&gt;3. Pointers and Arrays&lt;/a&gt;&lt;/li&gt;</text:p>
          </table:table-cell>
        </table:table-row>
        <table:table-row table:style-name="ro1">
          <table:table-cell office:value-type="string" calcext:value-type="string">
            <text:p><text:s text:c="8"/>&lt;li&gt;&lt;a href="#39"&gt;4. Tests and Loops&lt;/a&gt;&lt;/li&gt;</text:p>
          </table:table-cell>
        </table:table-row>
        <table:table-row table:style-name="ro1">
          <table:table-cell office:value-type="string" calcext:value-type="string">
            <text:p><text:s text:c="8"/>&lt;li&gt;&lt;a href="#40"&gt;5. Functions&lt;/a&gt;&lt;/li&gt;</text:p>
          </table:table-cell>
        </table:table-row>
        <table:table-row table:style-name="ro1">
          <table:table-cell office:value-type="string" calcext:value-type="string">
            <text:p><text:s text:c="8"/>&lt;li&gt;&lt;a href="#42"&gt;6. Modul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44"&gt;4. Support for Data Abstrac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44"&gt;1. Initialization and Cleanup&lt;/a&gt;&lt;/li&gt;</text:p>
          </table:table-cell>
        </table:table-row>
        <table:table-row table:style-name="ro1">
          <table:table-cell office:value-type="string" calcext:value-type="string">
            <text:p><text:s text:c="8"/>&lt;li&gt;&lt;a href="#45"&gt;2. Assignment and Initialization&lt;/a&gt;&lt;/li&gt;</text:p>
          </table:table-cell>
        </table:table-row>
        <table:table-row table:style-name="ro1">
          <table:table-cell office:value-type="string" calcext:value-type="string">
            <text:p><text:s text:c="8"/>&lt;li&gt;&lt;a href="#46"&gt;3. Templates&lt;/a&gt;&lt;/li&gt;</text:p>
          </table:table-cell>
        </table:table-row>
        <table:table-row table:style-name="ro1">
          <table:table-cell office:value-type="string" calcext:value-type="string">
            <text:p><text:s text:c="8"/>&lt;li&gt;&lt;a href="#47"&gt;4. Exception Handling&lt;/a&gt;&lt;/li&gt;</text:p>
          </table:table-cell>
        </table:table-row>
        <table:table-row table:style-name="ro1">
          <table:table-cell office:value-type="string" calcext:value-type="string">
            <text:p><text:s text:c="8"/>&lt;li&gt;&lt;a href="#48"&gt;5. Type Conversions&lt;/a&gt;&lt;/li&gt;</text:p>
          </table:table-cell>
        </table:table-row>
        <table:table-row table:style-name="ro1">
          <table:table-cell office:value-type="string" calcext:value-type="string">
            <text:p><text:s text:c="8"/>&lt;li&gt;&lt;a href="#49"&gt;6. Multiple Implement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50"&gt;5. Support for Object-Oriented Programming&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50"&gt;1. Calling Mechanisms&lt;/a&gt;&lt;/li&gt;</text:p>
          </table:table-cell>
        </table:table-row>
        <table:table-row table:style-name="ro1">
          <table:table-cell office:value-type="string" calcext:value-type="string">
            <text:p><text:s text:c="8"/>&lt;li&gt;&lt;a href="#52"&gt;2. Type Checking&lt;/a&gt;&lt;/li&gt;</text:p>
          </table:table-cell>
        </table:table-row>
        <table:table-row table:style-name="ro1">
          <table:table-cell office:value-type="string" calcext:value-type="string">
            <text:p><text:s text:c="8"/>&lt;li&gt;&lt;a href="#53"&gt;3. Multiple Inheritance&lt;/a&gt;&lt;/li&gt;</text:p>
          </table:table-cell>
        </table:table-row>
        <table:table-row table:style-name="ro1">
          <table:table-cell office:value-type="string" calcext:value-type="string">
            <text:p><text:s text:c="8"/>&lt;li&gt;&lt;a href="#55"&gt;4. Encapsulation&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55"&gt;6. Limits to Perfection&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li&gt;&lt;a href="#57"&gt;2. Declarations and Constants&lt;/a&gt;&lt;/li&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text:s text:c="4"/>&lt;li&gt;&lt;a href="#57"&gt;1. Declaration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59"&gt;1. Scope&lt;/a&gt;&lt;/li&gt;</text:p>
          </table:table-cell>
        </table:table-row>
        <table:table-row table:style-name="ro1">
          <table:table-cell office:value-type="string" calcext:value-type="string">
            <text:p><text:s text:c="8"/>&lt;li&gt;&lt;a href="#60"&gt;2. Objects and Lvalues&lt;/a&gt;&lt;/li&gt;</text:p>
          </table:table-cell>
        </table:table-row>
        <table:table-row table:style-name="ro1">
          <table:table-cell office:value-type="string" calcext:value-type="string">
            <text:p><text:s text:c="8"/>&lt;li&gt;&lt;a href="#61"&gt;3. Lifetime&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li&gt;&lt;a href="#62"&gt;2. Names&lt;/a&gt;&lt;/li&gt;</text:p>
          </table:table-cell>
        </table:table-row>
        <table:table-row table:style-name="ro1">
          <table:table-cell office:value-type="string" calcext:value-type="string">
            <text:p><text:s text:c="4"/>&lt;li&gt;&lt;a href="#62"&gt;3. Type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8"/>&lt;li&gt;&lt;a href="#63"&gt;1. Fundamental Types&lt;/a&gt;&lt;/li&gt;</text:p>
          </table:table-cell>
        </table:table-row>
        <table:table-row table:style-name="ro1">
          <table:table-cell office:value-type="string" calcext:value-type="string">
            <text:p><text:s text:c="8"/>&lt;li&gt;&lt;a href="#65"&gt;2. Implicit Type Conversion&lt;/a&gt;&lt;/li&gt;</text:p>
          </table:table-cell>
        </table:table-row>
        <table:table-row table:style-name="ro1">
          <table:table-cell office:value-type="string" calcext:value-type="string">
            <text:p><text:s text:c="8"/>&lt;li&gt;&lt;a href="#65"&gt;3. Derived Types&lt;/a&gt;&lt;/li&gt;</text:p>
          </table:table-cell>
        </table:table-row>
        <table:table-row table:style-name="ro1">
          <table:table-cell office:value-type="string" calcext:value-type="string">
            <text:p><text:s text:c="8"/>&lt;li&gt;&lt;a href="#66"&gt;4. Void&lt;/a&gt;&lt;/li&gt;</text:p>
          </table:table-cell>
        </table:table-row>
        <table:table-row table:style-name="ro1">
          <table:table-cell office:value-type="string" calcext:value-type="string">
            <text:p><text:s text:c="8"/>&lt;li&gt;&lt;a href="#67"&gt;5. Pointers&lt;/a&gt;&lt;/li&gt;</text:p>
          </table:table-cell>
        </table:table-row>
        <table:table-row table:style-name="ro1">
          <table:table-cell office:value-type="string" calcext:value-type="string">
            <text:p><text:s text:c="8"/>&lt;/ul&gt;</text:p>
          </table:table-cell>
        </table:table-row>
        <table:table-row table:style-name="ro1">
          <table:table-cell office:value-type="string" calcext:value-type="string">
            <text:p><text:s text:c="4"/>&lt;/ul&gt;</text:p>
          </table:table-cell>
        </table:table-row>
        <table:table-row table:style-name="ro1">
          <table:table-cell office:value-type="string" calcext:value-type="string">
            <text:p>&lt;/ul&gt;&lt;/body&gt;&lt;/html&gt;</text:p>
          </table:table-cell>
        </table:table-row>
      </table:table>
      <table:named-expressions>
        <table:named-expression table:name="contentsEnd" table:base-cell-address="$config.$A$2" table:expression="#REF!"/>
        <table:named-expression table:name="contentsStart" table:base-cell-address="$config.$A$2" table:expression="#REF!"/>
        <table:named-expression table:name="linkEnd" table:base-cell-address="$config.$A$3" table:expression="#REF!"/>
        <table:named-expression table:name="linkMiddle" table:base-cell-address="$config.$A$2" table:expression="#REF!"/>
        <table:named-expression table:name="linkStart" table:base-cell-address="$config.$A$1" table:expression="#REF!"/>
        <table:named-range table:name="pageNumber" table:base-cell-address="$src.$H$1" table:cell-range-address="$src.$H$1"/>
        <table:named-expression table:name="pageNumSymbol" table:base-cell-address="$config.$A$7" table:expression="#REF!"/>
        <table:named-range table:name="pagesNumbersReal" table:base-cell-address="$src.$I$1" table:cell-range-address="$src.$G$1"/>
        <table:named-expression table:name="subHeadEnd" table:base-cell-address="$config.$A$7" table:expression="#REF!"/>
        <table:named-expression table:name="subHeadStart" table:base-cell-address="$config.$A$6" table:expression="#REF!"/>
        <table:named-range table:name="titles" table:base-cell-address="$src.$E$1" table:cell-range-address="$src.$F$1"/>
        <table:named-expression table:name="titlesLevel1" table:base-cell-address="$src.$E$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21:06:37.579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7:22:19.011000000</meta:creation-date>
    <meta:generator>LibreOffice/6.2.2.2$Windows_X86_64 LibreOffice_project/2b840030fec2aae0fd2658d8d4f9548af4e3518d</meta:generator>
    <dc:date>2020-06-21T01:42:09.375000000</dc:date>
    <meta:editing-duration>P3DT8H17M5S</meta:editing-duration>
    <meta:editing-cycles>591</meta:editing-cycles>
    <meta:document-statistic meta:table-count="5" meta:cell-count="1625" meta:object-count="1"/>
  </office:meta>
</office:document-meta>
</file>

<file path=Basic/Standard/contentsCreatorForDjVu.xml><?xml version="1.0" encoding="utf-8"?>
<!DOCTYPE module  PUBLIC '-//OpenOffice.org//DTD OfficeDocument 1.0//EN'  'module.dtd'>
<script:module xmlns:script="http://openoffice.org/2000/script" script:name="contentsCreatorForDjVu" script:language="StarBasic" script:moduleType="normal">REM  *****  BASIC  *****
rem constants start --------------------------------------------------------
Global Const logSheetName = "log"
Global Const srcSheetName = "src"
Global Const configSheetName = "config"
Global Const outputSheetName = "output"

Global Const firstLevel = "firstLevel"
Global Const chapterName = "chapterName"
Global Const pageNumber = "pageNumber"

Global Const contentsStart = "contentsStart"
Global Const contentsEnd = "contentsEnd"
Global Const linkStart = "linkStart"
Global Const pageNumSymbol = "pageNumSymbol"
Global Const linkMiddle = "linkMiddle"
Global Const linkEnd = "linkEnd"
Global Const subHeadStart = "subHeadStart"
Global Const subHeadEnd = "subHeadEnd"
rem constants end --------------------------------------------------------

rem DICTIONARY -----------------------------------------------------
Type TOCElementsDictionary
	start as string
	linkStart as string
	linkMiddle as string
	linkEnd as string
	pageNumSymbol as string
	subLevelStart as string
	subLevelEnd	as string
	finish as string	
End Type

Dim globalTOCElementsDict as TOCElementsDictionary
rem DICTIONARY -----------------------------------------------------

rem types start ------------------------------------------------------------
Type ChapterTitle
	level as Integer
	chapterNum as string
	chapterName as string
	pageNum as string
End Type

Type ConfigValues
	firstLevelColNum as integer
	chapterNameColNum as integer
	pageNumberColNum as integer		
End Type
rem types end ------------------------------------------------------------

Dim logLineNumber as integer
Dim globalConfigValues as ConfigValues

Function existSheet(val as string) as boolean
	If ThisComponent.getSheets().hasByName(val) Then
        existSheet = true
    Else
        existSheet = false
    End If
End Function

Function existSheetLog(val as string) as boolean
	logInfo(val + " sheet presence check.")
	If not existSheet(val) Then        
       logWar(val + " sheet is missing.")
       existSheetLog = false
       Exit Function
    End If
    logInfo(val + " sheet is presented.")
    existSheetLog = true
End Function

Sub printLog(val as string, errLevel as string)
	with ThisComponent.Sheets.getByName(logSheetName)
		' timestamp
		.getCellByPosition(0, logLineNumber).setString(Format(Now,"yyyy-mm-dd HH:MM:SS"))

		' error level
		.getCellByPosition(1, logLineNumber).setString(errLevel)
		
		' message
		.getCellByPosition(2, logLineNumber).setString(val)
	end With
	logLineNumber = logLineNumber + 1
End Sub

Sub logInfo(val as string)	
	printLog(val, "info")
End Sub
Sub logWar(val as string)	
		printLog(val, "warning")
End Sub
Sub logErr(val as string)	
		printLog(val, "error")
End Sub

Function logSheetPreparation as boolean
	logLineNumber = 0
	
	If existSheet(logSheetName) Then
        ' delete current log sheet
        ThisComponent.Sheets.removeByName(logSheetName)
    End If
    
	' create a new sheet
	ThisComponent.Sheets.insertNewByName(logSheetName, ThisComponent.Sheets.Count)
	logInfo(logSheetName + " sheet is created.")
	ThisComponent.Sheets.getByName(logSheetName).Columns(0).OptimalWidth = True
	
	logSheetPreparation = true
End Function

Function deleteAndCreateSheet(sheetName as string, num as long) as boolean
	If existSheet(sheetName) Then
        ' delete current log sheet
        ThisComponent.Sheets.removeByName(sheetName)
        logInfo(sheetName + " sheet is removed.")
    End If
    
	' create a new sheet
	ThisComponent.Sheets.insertNewByName(sheetName, num)
	logInfo(sheetName + " sheet is created.")
	deleteAndCreateSheet = true
End Function

Function getColNumByString(sheetName as string, strVal as string) as integer
	Dim res as integer
	res = -1

	oSheet = ThisComponent.Sheets.getByName(sheetName)
	
	oCell = oSheet.getCellByPosition(0, 0)
	
	FandR = oSheet.createSearchDescriptor 'Set up find and replace.
	FandR.setSearchString(strVal)
	
	oCell = oSheet.findFirst(FandR)

	res = oCell.CellAddress.Column

	getColNumByString = res
End Function

Sub tocElementsDictionaryPreparation(dictType as integer)
	if (dictType = 0) then	
		'for DjVu
		'start: &lt;html&gt;&lt;body&gt;&lt;ul&gt;
		'finish: &lt;/ul&gt;&lt;/body&gt;&lt;/html&gt;
		'linkStart: &lt;li&gt;&lt;a href="
		'linkMiddle: "&gt;
		'linkEnd: &lt;/a&gt;&lt;/li&gt;
		'pageNumSymbol: #
		'subHeadStart: &lt;ul&gt;
		'subHeadEnd: &lt;/ul&gt;
		globalTOCElementsDict.start = "&lt;html&gt;&lt;body&gt;&lt;ul&gt;"
		globalTOCElementsDict.linkStart = "&lt;li&gt;&lt;a href="""
		globalTOCElementsDict.pageNumSymbol = "#"
		globalTOCElementsDict.linkMiddle = """&gt;"
		globalTOCElementsDict.linkEnd = "&lt;/a&gt;&lt;/li&gt;"		
		globalTOCElementsDict.subLevelStart = "&lt;ul&gt;"
		globalTOCElementsDict.subLevelEnd = "&lt;/ul&gt;"
		globalTOCElementsDict.finish = "&lt;/ul&gt;&lt;/body&gt;&lt;/html&gt;"
	else
		tocElementsDictionaryPreparation = false
	end if
	
	tocElementsDictionaryPreparation = true
End Sub

Function checkAndPreparationEnvironment as boolean
	logInfo("checkAndPreparationEnvironment")
	
	' find src page
	if not existSheetLog(srcSheetName) then
       checkAndPreparationEnvironment = false
       Exit Function
    End If	
    
		' find firstLevel
		colNum = getColNumByString(srcSheetName, firstLevel)
		if (colNum &lt; 0) then
			logErr("there is no on ")
			Exit Function
		end if
		globalConfigValues.firstLevelColNum = colNum		
    
   
		' find chapterName
		colNum = getColNumByString(srcSheetName, chapterName)
		if (colNum &lt; 0) then
			logErr("there is no on ")
			Exit Function
		end if
		globalConfigValues.chapterNameColNum = colNum		

		' find pageNumber
		colNum = getColNumByString(srcSheetName, pageNumber)
		if (colNum &lt; 0) then
			logErr("there is no on ")
			Exit Function
		end if
		globalConfigValues.pageNumberColNum = colNum
	
	
	' find config page
	if not existSheetLog(configSheetName) then
       checkAndPreparationEnvironment = false
       Exit Function
    End If
	' check config options1-3
	
	' delete and create output
	logInfo("output sheet preparing.")
    if not deleteAndCreateSheet(outputSheetName, ThisComponent.Sheets.Count - 1) then
   		checkAndPreparationEnvironment = false
    	Exit Function
    end if
    
    tocElementsDictionaryPreparation(0)
    
	checkAndPreparationEnvironment = true
End Function

Function collectTitles as variant
	Dim lst() as ChapterTitle

	With ThisComponent.Sheets.getByName(srcSheetName)
		j = 1		
		do while (.getCellByPosition(globalConfigValues.chapterNameColNum, j).string &lt;&gt; "")			
			ReDim Preserve lst(j) ' TODO as an idea to create an array, then to fill it to avoid ReDim Preserve
			lst(j).chapterName = .getCellByPosition(globalConfigValues.chapterNameColNum, j).string
			lst(j).pageNum = .getCellByPosition(globalConfigValues.pageNumberColNum, j).string
			
			' loop by columns to the left			
			i = globalConfigValues.chapterNameColNum - 1
			lst(j).chapterNum = ""
			do while ( i &gt; globalConfigValues.firstLevelColNum-1 )
				if (.getCellByPosition(i, j).string &lt;&gt; "") then
					lst(j).chapterNum = .getCellByPosition(i, j).string
					exit do
				end if
				i = i - 1
			loop
			
			if ( i &lt; globalConfigValues.firstLevelColNum ) then
				lst(j).level = 1
			else
				lst(j).level = i - globalConfigValues.firstLevelColNum + 1
			end if

			j = j+1			
			if (j &gt; 60) then exit do ' TODO delete this line for release
		loop
	End With
	
	collectTitles = lst
End Function

Function makeIndents(n as integer) as string
	Dim indent as string
	indent = "    "

	Dim val as string
	for k = 1 to n
		val = val &amp; indent
	next k
	makeIndents = val
End Function

Function composeContents(lst_p as variant) as variant
	Dim lst() as string
	Dim i as integer
	
	i = 1
	ReDim Preserve lst(i)
	lst(i) = globalTOCElementsDict.start

	Dim lastLevel as integer
	lastLevel = 1
	for j = 1 to UBound(lst_p)
		if (lst_p(j).level &lt;&gt; lastLevel) then
			for l = 1 to abs(lastLevel-lst_p(j).level)
				i = i + 1
				ReDim Preserve lst(i)
				if (lst_p(j).level &gt; lastLevel) then
					lst(i) = lst(i) &amp; makeIndents(lastLevel + l - 1)
					lst(i) = lst(i) &amp; globalTOCElementsDict.subLevelStart
				elseif (lst_p(j).level &lt; lastLevel) then
					lst(i) = lst(i) &amp; makeIndents(lastLevel - l)
					lst(i) = lst(i) &amp; globalTOCElementsDict.subLevelEnd
				endif
			next l
		endif

		i = i + 1
		ReDim Preserve lst(i)		
		lst(i) = lst(i) &amp; makeIndents(lst_p(j).level - 1)
		
		lst(i) = lst(i) &amp; globalTOCElementsDict.linkStart
		
		if (IsNumeric(lst_p(j).pageNum)) then lst(i) = lst(i) &amp; globalTOCElementsDict.pageNumSymbol		
		
		lst(i) = lst(i) &amp; lst_p(j).pageNum
		
		lst(i) = lst(i) &amp; globalTOCElementsDict.linkMiddle
		
		if not (lst_p(j).chapterNum = "-1" or lst_p(j).chapterNum = "") then		
			lst(i) = lst(i) &amp; lst_p(j).chapterNum
			
			lst(i) = lst(i) &amp; ". "
		endif
		
		lst(i) = lst(i) &amp; lst_p(j).chapterName
		
		lst(i) = lst(i) &amp; globalTOCElementsDict.linkEnd
		
	'	lst(i) = lst(i) &amp; "&lt;!-- "
	'	lst(i) = lst(i) &amp; "level: " &amp; lst_p(j).level
	'	lst(i) = lst(i) &amp; " --&gt;"

		lastLevel = lst_p(j).level		
	next j
	
	for l = 1 to lst_p(j-1).level-1
		i = i+1
		ReDim Preserve lst(i)
		lst(i) = lst(i) &amp; makeIndents(lastLevel - l)
		lst(i) = lst(i) &amp; globalTOCElementsDict.subLevelEnd
	next l
	
	i = i+1
	ReDim Preserve lst(i)
	lst(i) = globalTOCElementsDict.finish
	
	composeContents = lst
End Function

Sub printContents(lst_p as variant)
	for i = 1 to UBound(lst_p)
		ThisComponent.Sheets.getByName(outputSheetName).getCellByPosition(0, i-1).setString(lst_p(i))
	next i
End Sub

Sub Main
	' log preparation
	if not logSheetPreparation then
		prepareEnvironment = false
		logErr("Could not prepare log sheet. Cannot continue work.")
		MsgBox "Could not prepare log sheet. See log."
		Exit Sub
	end if
	logInfo("Logs are prepared. Work can be started.")


	if not checkAndPreparationEnvironment then
		MsgBox "Necessary Element checking is fault. See log."
		Exit Sub
	end if
	logInfo("There are all necessary elements. Can continue to work.")

	printContents(composeContents(collectTitles()))' then "Contents preparation is fault. See log."	
	MsgBox "Work is finished."
End Sub
		
sub testSub()
	MsgBox ThisComponent.Sheets.getByName("src").getCellByPosition(1, 2).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tentsCreatorForDjVu"/>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